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AaMacrosPersos.xml" manifest:media-type="text/xml"/>
  <manifest:file-entry manifest:full-path="Basic/Standard/script-lb.xml" manifest:media-type="text/xml"/>
  <manifest:file-entry manifest:full-path="Basic/Standard/ThisDocument.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start-app" script:macro-name="application:Indesko.FixOutline.FixOutline"/>
      <script:event-listener script:language="ooo:StarBasic" script:event-name="office:save" script:macro-name="application:Indesko.FixOutline.FixOutline"/>
    </office:event-listeners>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imes New Roman" svg:font-family="'Times New Roma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Fontin" svg:font-family="Fontin" style:font-adornments="Gras" style:font-pitch="variable"/>
    <style:font-face style:name="Fontin1" svg:font-family="Fontin" style:font-adornments="Italique" style:font-pitch="variable"/>
    <style:font-face style:name="HG Mincho Light J" svg:font-family="'HG Mincho Light J'" style:font-pitch="variable"/>
    <style:font-face style:name="Garamond" svg:font-family="Garamond" style:font-adornments="Normal" style:font-family-generic="roman" style:font-pitch="variable"/>
    <style:font-face style:name="Garamond Book" svg:font-family="'Garamond Book'" style:font-adornments="Norm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Narrow" svg:font-family="'Arial Narrow'" style:font-family-generic="swiss" style:font-pitch="variable"/>
    <style:font-face style:name="Arial Narrow1" svg:font-family="'Arial Narrow'" style:font-adornments="Normal" style:font-family-generic="swiss" style:font-pitch="variable"/>
    <style:font-face style:name="Arial Rounded MT Bold" svg:font-family="'Arial Rounded MT Bold', Tahoma" style:font-family-generic="swiss" style:font-pitch="variable"/>
    <style:font-face style:name="Century Gothic" svg:font-family="'Century Gothic'"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DejaVu Sans Condensed1" svg:font-family="'DejaVu Sans Condensed'" style:font-adornments="Book" style:font-family-generic="swiss" style:font-pitch="variable"/>
    <style:font-face style:name="DejaVu Sans Condensed" svg:font-family="'DejaVu Sans Condensed'" style:font-adornments="Gras" style:font-family-generic="swiss" style:font-pitch="variable"/>
    <style:font-face style:name="Tahoma" svg:font-family="Tahoma" style:font-adornments="Italique gras" style:font-family-generic="swiss" style:font-pitch="variable"/>
  </office:font-face-decls>
  <office:automatic-styles>
    <style:style style:name="Tableau1" style:family="table">
      <style:table-properties style:width="13.799cm" table:align="margins"/>
    </style:style>
    <style:style style:name="Tableau1.A" style:family="table-column">
      <style:table-column-properties style:column-width="6.371cm" style:rel-column-width="30255*"/>
    </style:style>
    <style:style style:name="Tableau1.B" style:family="table-column">
      <style:table-column-properties style:column-width="7.428cm" style:rel-column-width="35280*"/>
    </style:style>
    <style:style style:name="Tableau1.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B1" style:family="table-cell">
      <style:table-cell-properties style:vertical-align="top" fo:padding-left="0.123cm" fo:padding-right="0.123cm" fo:padding-top="0cm" fo:padding-bottom="0cm" fo:border="0.05pt solid #000000"/>
    </style:style>
    <style:style style:name="Tableau1.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Text_20_body">
      <style:paragraph-properties fo:margin-left="0cm" fo:margin-right="0cm" fo:margin-top="0.4cm" fo:margin-bottom="0.199cm" style:contextual-spacing="false" style:line-height-at-least="0.349cm" fo:text-indent="0cm" style:auto-text-indent="false"/>
    </style:style>
    <style:style style:name="P2" style:family="paragraph" style:parent-style-name="Header" style:master-page-name="">
      <style:paragraph-properties fo:margin-left="0cm" fo:margin-right="0cm" fo:margin-top="0cm" fo:margin-bottom="0.3cm" style:contextual-spacing="false" fo:text-align="start" style:justify-single-word="false" fo:text-indent="0cm" style:auto-text-indent="false" style:page-number="auto">
        <style:tab-stops>
          <style:tab-stop style:position="1.374cm" style:type="right" style:leader-style="solid" style:leader-text="_"/>
          <style:tab-stop style:position="13.653cm"/>
        </style:tab-stops>
      </style:paragraph-properties>
    </style:style>
    <style:style style:name="P3" style:family="paragraph" style:parent-style-name="Text_20_body">
      <style:paragraph-properties fo:margin-left="0cm" fo:margin-right="0cm" fo:margin-top="0.4cm" fo:margin-bottom="0.199cm" style:contextual-spacing="false" style:line-height-at-least="0.349cm" fo:text-indent="0cm" style:auto-text-indent="false"/>
    </style:style>
    <style:style style:name="P4" style:family="paragraph" style:parent-style-name="TexteCourant">
      <style:text-properties fo:font-weight="bold" style:font-weight-asian="bold" style:font-weight-complex="bold"/>
    </style:style>
    <style:style style:name="P5" style:family="paragraph" style:parent-style-name="TexteCourant">
      <style:text-properties style:text-underline-style="solid" style:text-underline-width="auto" style:text-underline-color="font-color"/>
    </style:style>
    <style:style style:name="P6" style:family="paragraph" style:parent-style-name="TableauTitre">
      <style:paragraph-properties>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paragraph-properties>
      <style:text-properties fo:language="fr" fo:country="CA"/>
    </style:style>
    <style:style style:name="P7" style:family="paragraph" style:parent-style-name="TableauTitreColonne">
      <style:paragraph-properties>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paragraph-properties>
      <style:text-properties fo:language="zxx" fo:country="none" style:language-asian="zxx" style:country-asian="none"/>
    </style:style>
    <style:style style:name="P8" style:family="paragraph" style:parent-style-name="TableauCorps">
      <style:paragraph-properties>
        <style:tab-stops/>
      </style:paragraph-properties>
      <style:text-properties fo:language="zxx" fo:country="none" style:language-asian="zxx" style:country-asian="none"/>
    </style:style>
    <style:style style:name="P9" style:family="paragraph" style:parent-style-name="Code">
      <style:paragraph-properties fo:margin-left="0.099cm" fo:margin-right="2.621cm" fo:text-indent="0cm" style:auto-text-indent="false"/>
    </style:style>
    <style:style style:name="P10" style:family="paragraph" style:parent-style-name="Contents_20_3">
      <style:paragraph-properties>
        <style:tab-stops>
          <style:tab-stop style:position="13.418cm" style:type="right" style:leader-style="dotted" style:leader-text="."/>
        </style:tab-stops>
      </style:paragraph-properties>
    </style:style>
    <style:style style:name="P11" style:family="paragraph" style:parent-style-name="Contents_20_2">
      <style:paragraph-properties>
        <style:tab-stops>
          <style:tab-stop style:position="13.799cm" style:type="right" style:leader-style="dotted" style:leader-text="."/>
        </style:tab-stops>
      </style:paragraph-properties>
    </style:style>
    <style:style style:name="P12" style:family="paragraph" style:parent-style-name="Contents_20_1">
      <style:paragraph-properties>
        <style:tab-stops>
          <style:tab-stop style:position="13.799cm" style:type="right" style:leader-style="dotted" style:leader-text="."/>
        </style:tab-stops>
      </style:paragraph-properties>
    </style:style>
    <style:style style:name="P13" style:family="paragraph" style:parent-style-name="Contents_20_Heading" style:master-page-name="PageEyrolles15-20">
      <style:paragraph-properties style:page-number="auto"/>
    </style:style>
    <style:style style:name="P14" style:family="paragraph" style:parent-style-name="RemarqueTitre">
      <style:paragraph-properties fo:padding-left="0.141cm" fo:padding-right="0.141cm" fo:padding-top="0.035cm" fo:padding-bottom="0.035cm" fo:border="0.06pt solid #000000">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paragraph-properties>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Times New Roman" fo:font-size="10pt"/>
    </style:style>
    <style:style style:name="T5" style:family="text">
      <style:text-properties style:font-name="Arial2" fo:font-size="8pt"/>
    </style:style>
    <style:style style:name="T6" style:family="text">
      <style:text-properties fo:font-weight="bold" style:font-weight-asian="bold" style:font-weight-complex="bold"/>
    </style:style>
    <style:style style:name="T7"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413880928" text:id="ct413880928">
          <text:insertion>
            <office:change-info>
              <dc:creator>Muriel SHAN SEI FAN</dc:creator>
              <dc:date>2009-06-05T17:30:00</dc:date>
            </office:change-info>
          </text:insertion>
        </text:changed-region>
        <text:changed-region xml:id="ct413707712" text:id="ct413707712">
          <text:deletion>
            <office:change-info>
              <dc:creator>Muriel SHAN SEI FAN</dc:creator>
              <dc:date>2009-06-05T17:30:00</dc:date>
            </office:change-info>
            <text:p text:style-name="P1">Titre de l’extrai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6">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Table des matières</text:p>
          </text:index-title>
          <text:p text:style-name="P12">Mode d’emploi du modèle .ott<text:line-break/>(Collection blanche, collection noire, Architecte logiciel)<text:tab/>2</text:p>
          <text:p text:style-name="P11"><text:a xlink:type="simple" xlink:href="#1.1.Mode d’emploi de ce modèle|outline" text:style-name="Internet_20_link" text:visited-style-name="Internet_20_link">Mode d’emploi de ce modèle<text:tab/>3</text:a></text:p>
          <text:p text:style-name="P11"><text:a xlink:type="simple" xlink:href="#1.2.Titres de premier niveau (TitreNiveau1)|outline" text:style-name="Internet_20_link" text:visited-style-name="Internet_20_link">Titres de premier niveau (TitreNiveau1)<text:tab/>3</text:a></text:p>
          <text:p text:style-name="P11"><text:a xlink:type="simple" xlink:href="#1.3.Puces et listes numérotées|outline" text:style-name="Internet_20_link" text:visited-style-name="Internet_20_link">Puces et listes numérotées<text:tab/>3</text:a></text:p>
          <text:p text:style-name="P11"><text:a xlink:type="simple" xlink:href="#1.4.Insérer un tableau|outline" text:style-name="Internet_20_link" text:visited-style-name="Internet_20_link">Insérer un tableau<text:tab/>4</text:a></text:p>
          <text:p text:style-name="P11"><text:a xlink:type="simple" xlink:href="#1.5.Insérer une figure|outline" text:style-name="Internet_20_link" text:visited-style-name="Internet_20_link">Insérer une figure<text:tab/>4</text:a></text:p>
          <text:p text:style-name="P11"><text:a xlink:type="simple" xlink:href="#1.6.Apartés|outline" text:style-name="Internet_20_link" text:visited-style-name="Internet_20_link">Apartés<text:tab/>4</text:a></text:p>
          <text:p text:style-name="P10"><text:a xlink:type="simple" xlink:href="#1.6.1.Remarques contenant des listes à puces ou listes à numéros|outline" text:style-name="Internet_20_link" text:visited-style-name="Internet_20_link">Remarques contenant des listes à puces ou listes à numéros<text:tab/>5</text:a></text:p>
          <text:p text:style-name="P10"><text:a xlink:type="simple" xlink:href="#1.6.2.Remarques contenant des figures|outline" text:style-name="Internet_20_link" text:visited-style-name="Internet_20_link">Remarques contenant des figures<text:tab/>5</text:a></text:p>
          <text:p text:style-name="P11"><text:a xlink:type="simple" xlink:href="#1.7.Code et listings|outline" text:style-name="Internet_20_link" text:visited-style-name="Internet_20_link">Code et listings<text:tab/>5</text:a></text:p>
          <text:p text:style-name="P11"><text:a xlink:type="simple" xlink:href="#1.8.Styles de caractères|outline" text:style-name="Internet_20_link" text:visited-style-name="Internet_20_link">Styles de caractères<text:tab/>6</text:a></text:p>
        </text:index-body>
      </text:table-of-content>
      <text:p text:style-name="TexteCourant">(Ne pas éditer cette table des matières à la main mais cliquer droit et choisir « Actualiser »)</text:p>
      <text:p text:style-name="ChapitreNumero">1</text:p>
      <text:h text:style-name="ChapitreTitre" text:outline-level="1">Mode d’emploi du modèle .ott<text:line-break/>(Collection blanche, collection noire, Architecte logiciel)</text:h>
      <text:p text:style-name="TexteCourant">Sommaire</text:p>
      <text:list xml:id="list2552920780775345397" text:style-name="List_20_1">
        <text:list-item>
          <text:p text:style-name="ListeAPuce">Faire ici la liste des points importants abordés...</text:p>
        </text:list-item>
        <text:list-item>
          <text:p text:style-name="ListeAPuce">Ne calque pas forcément les titres de la section...</text:p>
        </text:list-item>
        <text:list-item>
          <text:p text:style-name="ListeAPuce">...</text:p>
        </text:list-item>
      </text:list>
      <text:p text:style-name="FigureNumero">Image de page de garde (01_Illustration.png)</text:p>
      <text:h text:style-name="FigureLegende" text:outline-level="8">Sans légende</text:h>
      <text:p text:style-name="ChapitreIntroduction">Introduction lapidaire du chapitre (en style <text:span text:style-name="Menu">ChapitreIntroduction</text:span>). Une ou deux phrases maximum ! Présente l’intérêt didactique du chapitre. </text:p>
      <text:p text:style-name="TexteCourant">Une introduction plus classique, en simple <text:span text:style-name="Menu">TexteCourant</text:span>, annonçant simplement ce que fera le chapitre.</text:p>
      <text:h text:style-name="TitreNiveau1" text:outline-level="2">Mode d’emploi de ce modèle</text:h>
      <text:p text:style-name="TexteCourant">Ce modèle comprend différents styles ; il contient des exemples destinés à être copiés et collés en cas de besoin. Il peut vous servir de gabarit que vous n’avez plus qu’à remplir, un échantillon de chaque type d’information y est présent.</text:p>
      <text:p text:style-name="TexteCourant">Ce modèle est normalement accompagné des documents suivants :</text:p>
      <text:list xml:id="list201528119841754" text:continue-list="list2552920780775345397" text:style-name="List_20_1">
        <text:list-item text:start-value="1">
          <text:p text:style-name="ListeAPuce">des instructions pour l’indexation du manuscrit,</text:p>
        </text:list-item>
        <text:list-item>
          <text:p text:style-name="ListeAPuce">des instructions concernant les figures.</text:p>
        </text:list-item>
      </text:list>
      <text:p text:style-name="P4">D’une manière générale, ce que vous y voyez n’est pas représentatif de l’allure du livre final après mise en page. </text:p>
      <text:p text:style-name="TexteCourant">Sous OpenOffice.org, il est conseillé d’afficher seulement le sous-ensemble des styles personnalisés dans le styliste (F11) et de n’utiliser que ceux-là (choisir <text:span text:style-name="Menu">Styles personnalisés</text:span> dans la liste déroulante en bas du styliste). </text:p>
      <text:p text:style-name="TexteCourant"><text:span text:style-name="T1">Notez qu’un style de caractère (voir la section </text:span><text:a xlink:type="simple" xlink:href="#2.7.8.Styles%20de%20caractères%7Coutline"><text:span text:style-name="T1">Styles de caractères</text:span></text:a>) <text:span text:style-name="T1">s’applique toujours par-dessus un style de paragraphe. </text:span></text:p>
      <text:p text:style-name="TexteCourant">Pensez à activer les apostrophes typographiques à la française en cochant l’option <text:span text:style-name="Menu">Outils &gt; AutoCorrection &gt; Guillemets typographiques &gt; Remplacer</text:span>. </text:p>
      <text:p text:style-name="TexteCourant">N’oubliez pas que les ponctuations doubles (deux-points, points-virgules, points d’exclamation) sont précédées d’espaces <text:span text:style-name="T3">insécables</text:span> (<text:span text:style-name="Menu">Ctrl+Espace</text:span> dans la plupart des configurations d’OOo).</text:p>
      <text:p text:style-name="P4">Merci d’enregistrer les captures d’écran au format PNG (ou TIFF) avec une bonne résolution ou les schémas vectoriels en eps ou Visio. </text:p>
      <text:h text:style-name="RemarqueTitre" text:outline-level="7"><text:span text:style-name="RemarquePreTitre">Méthode</text:span> Avant de remettre votre chapitre...</text:h>
      <text:p text:style-name="Remarque">Avant remise du chapitre, ne pas oublier d’indexer et de consulter les instructions qui vous sont remises par ailleurs.</text:p>
      <text:h text:style-name="TitreNiveau1" text:outline-level="2">Titres de premier niveau (TitreNiveau1)</text:h>
      <text:p text:style-name="TexteCourant">Les titres de premier niveau sont en style <text:span text:style-name="Menu">TitreNiveau1</text:span>, ceux de niveau 2 en style <text:span text:style-name="Menu">TitreNiveau2</text:span>, etc.</text:p>
      <text:p text:style-name="TexteCourant">Le texte courant est en style <text:span text:style-name="Menu">TexteCourant</text:span>. Ce paragraphe est du texte courant. Ce paragraphe est du texte courant.</text:p>
      <text:h text:style-name="TitreNiveau1" text:outline-level="2">Puces et listes numérotées</text:h>
      <text:p text:style-name="TexteCourant">Voici une liste à puces :</text:p>
      <text:list xml:id="list201528133227852" text:continue-list="list201528119841754" text:style-name="List_20_1">
        <text:list-item text:start-value="1">
          <text:p text:style-name="ListeAPuce">Premier élément de la liste (<text:span text:style-name="Menu">ListeAPuce</text:span>) ;</text:p>
        </text:list-item>
        <text:list-item>
          <text:p text:style-name="ListeAPuce">Deuxième élément de la liste ;</text:p>
        </text:list-item>
        <text:list-item>
          <text:p text:style-name="ListeAPuce">…</text:p>
        </text:list-item>
      </text:list>
      <text:p text:style-name="TexteCourant">L’utilisation de la numérotation automatique est <text:span text:style-name="T3">interdite</text:span>. Il faut saisir manuellement le numéro suivi d’une tabulation. Voici une liste à numéros (ordre pertinent, succession d’étapes chronologiques, etc.) en style <text:span text:style-name="Menu">ListeANumero</text:span>. </text:p>
      <text:p text:style-name="ListeANumero"><text:soft-page-break/>1.<text:tab/>Liste à numéros. Liste à numéros. Liste à numéros. Liste à numéros. Liste à numéros. </text:p>
      <text:p text:style-name="ListeANumero">2.<text:tab/>Liste à numéros. Liste à numéros. Liste à numéros. Liste à numéros. Liste à numéros. Liste à numéros. Liste à numéros.</text:p>
      <text:h text:style-name="TitreNiveau1" text:outline-level="2">Insérer un tableau</text:h>
      <text:p text:style-name="TexteCourant"><text:span text:style-name="T4">Voici un exemple de tableau, titré d’un titre en style </text:span><text:span text:style-name="Menu"><text:span text:style-name="T5">TableauTitre</text:span></text:span><text:span text:style-name="T4">. Les titres de colonnes ou lignes sont en style </text:span><text:span text:style-name="Menu"><text:span text:style-name="T5">TableauTitreColonne</text:span></text:span><text:span text:style-name="T4">, le corps du tableau est en style </text:span><text:span text:style-name="Menu"><text:span text:style-name="T5">TableauCorps</text:span></text:span><text:span text:style-name="T4">.</text:span> </text:p>
      <text:p text:style-name="P6">Tableau X-1. Titre du tableau [style <text:span text:style-name="Menu">TableauTitre</text:span>]</text:p>
      <table:table table:name="Tableau1" table:style-name="Tableau1">
        <table:table-column table:style-name="Tableau1.A"/>
        <table:table-column table:style-name="Tableau1.B"/>
        <table:table-row>
          <table:table-cell table:style-name="Tableau1.A1" office:value-type="string">
            <text:p text:style-name="P7">Titre de colonne 1</text:p>
          </table:table-cell>
          <table:table-cell table:style-name="Tableau1.B1" office:value-type="string">
            <text:p text:style-name="P7">Titre de colonne 2</text:p>
          </table:table-cell>
        </table:table-row>
        <table:table-row>
          <table:table-cell table:style-name="Tableau1.A2" office:value-type="string">
            <text:p text:style-name="P8">Corps de colonne 1</text:p>
          </table:table-cell>
          <table:table-cell table:style-name="Tableau1.B2" office:value-type="string">
            <text:p text:style-name="P8">Corps de colonne 2</text:p>
          </table:table-cell>
        </table:table-row>
        <table:table-row>
          <table:table-cell table:style-name="Tableau1.A2" office:value-type="string">
            <text:p text:style-name="P8">Corps de colonne 1</text:p>
          </table:table-cell>
          <table:table-cell table:style-name="Tableau1.B2" office:value-type="string">
            <text:p text:style-name="P8">Corps de colonne 2</text:p>
          </table:table-cell>
        </table:table-row>
      </table:table>
      <text:h text:style-name="TitreNiveau1" text:outline-level="2">Insérer une figure</text:h>
      <text:p text:style-name="TexteCourant">Pour insérer une figure, simplement inscrire le nom du fichier de la figure entre parenthèses en style <text:span text:style-name="Menu">FigureNumero</text:span>, puis aller à la ligne et inscrire une légende de figure en style <text:span text:style-name="Menu">FigureLegende</text:span>. </text:p>
      <text:p text:style-name="TexteCourant">Les figures doivent être fournies séparément aux formats PNG ou EPS (vectoriel).</text:p>
      <text:p text:style-name="FigureNumero">(nom_fichier.png ou .eps)</text:p>
      <text:h text:style-name="FigureLegende" text:outline-level="8">Légende de la figure (style <text:span text:style-name="Menu">FigureLegende</text:span>)</text:h>
      <text:p text:style-name="TexteCourant">Comme vous le voyez, c’est tout simple !</text:p>
      <text:h text:style-name="RemarqueTitre" text:outline-level="7"><text:span text:style-name="RemarquePreTitre">Astuce</text:span> Insérer les figures dans le document n’est pas interdit !</text:h>
      <text:p text:style-name="Remarque">Vous pouvez, pour votre propre confort de lecture et d’écriture, insérer dans le document une image. Mais attention, dans le processus de mise en page, on ne repart pas de l’image inséré mais <text:s/>bien du fichier que vous aurez fourni séparément (PNG ou EPS). Par ailleurs l’idéal, pour que votre fichier .odt reste léger, consiste à <text:span text:style-name="T3">insérer par liaison</text:span> vos images (<text:span text:style-name="Menu">Insertion</text:span> &gt; <text:span text:style-name="Menu">Image</text:span> &gt; <text:span text:style-name="Menu">À partir d’un fichier</text:span> et surtout <text:span text:style-name="T3">bien cocher</text:span> la case <text:span text:style-name="Menu">Lier</text:span>). Il vaut mieux pour cela créer au même endroit que votre document un dossier <text:span text:style-name="CodeDansTexte">Images</text:span> dans lequel vous mettrez tous les fichiers des images.</text:p>
      <text:h text:style-name="TitreNiveau1" text:outline-level="2">Apartés</text:h>
      <text:p text:style-name="TexteCourant">Les remarques mises hors du texte peuvent être placées, lors de la mise en page, en marge secondaire si la collection en comporte, ou en marge principale. Les styles à appliquer sont les suivants :</text:p>
      <text:list xml:id="list201529935529118" text:continue-list="list201528133227852" text:style-name="List_20_1">
        <text:list-item text:start-value="1">
          <text:p text:style-name="ListeAPuce"><text:span text:style-name="Menu">RemarqueTitre</text:span> (surchargé du style de caractère<text:span text:style-name="Menu"> RemarquePreTitre</text:span> pour le prétitre de la remarque, voir plus bas), </text:p>
        </text:list-item>
        <text:list-item>
          <text:p text:style-name="ListeAPuce"><text:span text:style-name="Menu">Remarque</text:span> pour le corps de la remarque, </text:p>
        </text:list-item>
        <text:list-item>
          <text:p text:style-name="ListeAPuce">et pour les listes intégrées dans la remarque, <text:span text:style-name="Menu">RemarquePuce</text:span> ou <text:s/><text:span text:style-name="Menu">RemarqueNumero</text:span>. </text:p>
        </text:list-item>
      </text:list>
      <text:p text:style-name="TexteCourant">Les liens hypertextes cités en remarques doivent être en style<text:span text:style-name="Menu"> RemarqueURL</text:span> ; les livres conseillés en style <text:span text:style-name="Menu">RemarqueLivre</text:span>.</text:p>
      <text:p text:style-name="TexteCourant">Notez qu’un bloc de remarque ne doit contenir <text:span text:style-name="T3">que</text:span> des paragraphes dont le nom commence par <text:span text:style-name="Menu">Remarque</text:span>. Une remarque peut contenir une figure (voir <text:a xlink:type="simple" xlink:href="#2.6.2.Remarques%20contenant%20des%20figures%7Coutline">Remarques contenant des figures</text:a>), des listes (voir <text:a xlink:type="simple" xlink:href="#2.6.1.Remarques%20contenant%20des%20listes%20à%20puces%20ou%20listes%20à%20numéros%7Coutline">Remarques contenant des listes à puces ou listes à numéros</text:a>), etc.</text:p>
      <text:p text:style-name="TexteCourant"><text:soft-page-break/>Attention, tout aparté doit être annoncé d’un titre en deux parties : un pré-titre d’une part, en <text:a xlink:type="simple" xlink:href="#0.0.Styles de caractères|outline">style de caractère</text:a> <text:span text:style-name="Menu">RemarquePreTitre</text:span>, qui caractérise le type d’aparté, et d’autre part le titre à proprement parler. Un simple espace sépare les deux – ne pas introduire de deux-points. Voici deux exemples :</text:p>
      <text:h text:style-name="RemarqueTitre" text:outline-level="7"><text:span text:style-name="RemarquePreTitre">Prétitre </text:span>Titre de l’aparté</text:h>
      <text:p text:style-name="Remarque">Corps de la remarque. Corps de la remarque. Corps de la remarque. Corps de la remarque. Corps de la remarque. Corps de la remarque. Pour citer du code dans une remarque, utiliser le style <text:span text:style-name="Menu">RemarqueCode</text:span> :</text:p>
      <text:p text:style-name="RemarqueCode">Instruction("Ceci est du code, au sein d’une remarque")</text:p>
      <text:p text:style-name="RemarqueCode">Instruction2("C’est simple !") </text:p>
      <text:list xml:id="list4039288025425597072" text:style-name="List_20_3">
        <text:list-item>
          <text:p text:style-name="RemarqueLivre">Auteur, <text:span text:style-name="T2">Titre de livre intéressant</text:span>, Éditeur, année [style <text:span text:style-name="Menu">RemarqueLivre</text:span>]</text:p>
        </text:list-item>
      </text:list>
      <text:list xml:id="list806745794857301390" text:style-name="List_20_2">
        <text:list-item>
          <text:p text:style-name="RemarqueURL">http://Ceci est un lien intéressant.org [style <text:span text:style-name="Menu">RemarqueURL</text:span>]</text:p>
        </text:list-item>
      </text:list>
      <text:h text:style-name="P14" text:outline-level="7"><text:span text:style-name="RemarquePreTitre">À retenir </text:span>Remarque <text:s/>encadrée</text:h>
      <text:p text:style-name="Remarque">Pour qu’une remarque soit encadrée, il suffit d’en encadrer le titre seul.</text:p>
      <text:p text:style-name="TexteCourant">Pour les apartés très longs (demi page, page entière ou double-page...), ou tout du moins que vous souhaitez faire figurer en colonne principale, au fil, le style à utiliser est le style <text:span text:style-name="Menu">REMARQUE2</text:span>.</text:p>
      <text:h text:style-name="RemarqueTitre" text:outline-level="7"><text:span text:style-name="RemarquePreTitre">Dépannage</text:span> Je n’arrive pas à trouver les styles de caractères !</text:h>
      <text:p text:style-name="Remarque">Commencer par afficher le styliste (F11 ou <text:span text:style-name="T1"><text:s/></text:span><text:span text:style-name="Menu">Format/Styliste</text:span> puis cliquer sur l’icône en forme de « <text:span text:style-name="Menu">A</text:span> » en haut du styliste.</text:p>
      <text:h text:style-name="TitreNiveau2" text:outline-level="3">Remarques contenant des listes à puces ou listes à numéros</text:h>
      <text:p text:style-name="TexteCourant">Dans l’exemple précédent, vous avez remarqué qu’il faut utiliser les styles <text:span text:style-name="Menu">RemarquePuce</text:span> et <text:span text:style-name="Menu">RemarqueNumero</text:span> lorsque vous insérez des listes dans des apartés. En voici un autre exemple :</text:p>
      <text:h text:style-name="RemarqueTitre" text:outline-level="7"><text:span text:style-name="RemarquePreTitre">Attention</text:span> Listes à puces et à numéros dans des remarques</text:h>
      <text:p text:style-name="Remarque">Ci-dessous, une liste à puces.</text:p>
      <text:list xml:id="list201530195129488" text:continue-list="list201529935529118" text:style-name="List_20_1">
        <text:list-item text:start-value="1">
          <text:p text:style-name="RemarquePuce">patati</text:p>
        </text:list-item>
        <text:list-item>
          <text:p text:style-name="RemarquePuce">patata...</text:p>
        </text:list-item>
      </text:list>
      <text:p text:style-name="Remarque">Ci-dessous, une liste à numéros</text:p>
      <text:p text:style-name="RemarqueNumero">1.<text:tab/>Premier point</text:p>
      <text:p text:style-name="RemarqueNumero">2.<text:tab/>Deuxième point</text:p>
      <text:p text:style-name="RemarqueNumero">3.<text:tab/>etc.</text:p>
      <text:h text:style-name="TitreNiveau2" text:outline-level="3">Remarques contenant des figures</text:h>
      <text:p text:style-name="TexteCourant">Lorsqu’une figure est insérée à l’intérieur d’une remarque, il faut utiliser les styles <text:span text:style-name="Menu">RemarqueFigureNumero</text:span> et <text:span text:style-name="Menu">RemarqueFigureLegende</text:span>. Par exemple :</text:p>
      <text:h text:style-name="RemarqueTitre" text:outline-level="7"><text:span text:style-name="RemarquePreTitre">B.A.-BA</text:span> Figures dans des remarques</text:h>
      <text:p text:style-name="Remarque">Si une remarque doit contenir une figure, il faut y insérer le nom de fichier de la figure entre parenthèses en appliquant le style de paragraphe <text:s/><text:span text:style-name="Menu">RemarqueFigureNumero</text:span> puis mettre sa légende en style <text:span text:style-name="Menu">RemarqueFigureLegende</text:span>, comme ceci :</text:p>
      <text:p text:style-name="RemarqueFigureNumero">(nom_du_fichier.png)</text:p>
      <text:p text:style-name="RemarqueFigureLegende">Légende de la figure </text:p>
      <text:p text:style-name="TexteCourant"><text:soft-page-break/></text:p>
      <text:h text:style-name="TitreNiveau1" text:outline-level="2">Code et listings</text:h>
      <text:p text:style-name="TexteCourant">Les lignes comptent <text:span text:style-name="T6">63 caractères de code par ligne</text:span>. </text:p>
      <text:p text:style-name="TexteCourant">Attention aussi de <text:span text:style-name="T6">ne pas indenter avec des tabulations</text:span>. </text:p>
      <text:p text:style-name="P5">N’utilisez que des <text:span text:style-name="T6">espaces</text:span> pour l’indentation, les tabulations sont proscrites !</text:p>
      <text:p text:style-name="CodeTitre">Titre de l’extrait</text:p>
      <text:p text:style-name="Code">Extrait de code <text:s text:c="7"/><text:span text:style-name="CodeCommentaire">// 63 caractères de code par ligne !</text:span></text:p>
      <text:p text:style-name="P9"/>
      <text:p text:style-name="P9">123456789 123456789 123456789 123456789 123456789 123456789 123</text:p>
      <text:p text:style-name="P9"><text:span text:style-name="CodeExergue"/></text:p>
      <text:p text:style-name="P9"><text:span text:style-name="CodeExergue">N’indentez jamais</text:span> <text:s text:c="5"/><text:span text:style-name="CodeCommentaire">// Commentaire en </text:span><text:a xlink:type="simple" xlink:href="#_toc147"><text:span text:style-name="CodeCommentaire">style</text:span></text:a><text:span text:style-name="CodeCommentaire"> CodeCommentaire</text:span></text:p>
      <text:p text:style-name="P9"><text:s text:c="3"/><text:span text:style-name="CodeExergue">avec des tabulations...</text:span></text:p>
      <text:p text:style-name="P9"><text:s text:c="3"/><text:span text:style-name="CodeExergue">mais avec des espaces !</text:span></text:p>
      <text:p text:style-name="Code"><text:span text:style-name="CodeCommentaire"/></text:p>
      <text:p text:style-name="Code"><text:span text:style-name="CodeCommentaire">// Les passages de code importants doivent être en CodeExergue</text:span></text:p>
      <text:p text:style-name="Code"><text:tab/><text:span text:style-name="CodeExergue">extrait mis en exergue (</text:span><text:a xlink:type="simple" xlink:href="#0.0.Styles de caractères|outline"><text:span text:style-name="CodeExergue">style de caractère</text:span></text:a><text:span text:style-name="CodeExergue"> </text:span><text:span text:style-name="CodeExergue"><text:span text:style-name="T6">CodeExergue)</text:span></text:span></text:p>
      <text:p text:style-name="Code"><text:tab/>extrait</text:p>
      <text:p text:style-name="Code"/>
      <text:p text:style-name="Code">fin extrait de code</text:p>
      <text:p text:style-name="TexteCourant">Pensez à profiter des <text:a xlink:type="simple" xlink:href="#2.7.Styles%20de%20caractères%7Coutline">Styles de caractères</text:a> <text:span text:style-name="Menu">CodeCommentaire</text:span> et <text:span text:style-name="Menu">CodeExergue</text:span> pour mettre en grisé ou bien en gras certaines expressions dans vos extraits de code ! </text:p>
      <text:p text:style-name="TexteCourant">Pensez aussi à faire des renvois grâce aux puces numérotées (style <text:span text:style-name="Menu">PuceCode</text:span>, voir ci-après). Par exemple :</text:p>
      <text:p text:style-name="CodeTitre"><text:change-start text:change-id="ct413880928"/>Extrait avec des numéros de renvoi<text:change-end text:change-id="ct413880928"/><text:change text:change-id="ct413707712"/></text:p>
      <text:p text:style-name="Code">Instruction <text:s text:c="4"/><text:span text:style-name="PuceCode">1</text:span> <text:span text:style-name="CodeCommentaire">// numéro en style PuceCode pour un renvoi</text:span></text:p>
      <text:p text:style-name="Code"><text:tab/>Instruction <text:span text:style-name="PuceCode">2</text:span> <text:span text:style-name="CodeCommentaire">// numéro en style PuceCode pour un renvoi</text:span></text:p>
      <text:p text:style-name="Code">Fin de l’extrait de code</text:p>
      <text:p text:style-name="TexteCourant">L’instruction <text:span text:style-name="PuceCode">1</text:span> fait ci, ça et patati. <text:line-break/>L’instruction <text:s/><text:span text:style-name="PuceCode">2</text:span> spécialise par ci, ça et patata.</text:p>
      <text:h text:style-name="RemarqueTitre" text:outline-level="7"/>
      <text:h text:style-name="TitreNiveau1" text:outline-level="2">Styles de caractères</text:h>
      <text:p text:style-name="TexteCourant"><text:span text:style-name="T1">Pour </text:span><text:span text:style-name="T6">afficher les styles de caractère</text:span><text:span text:style-name="T1">, cliquer sur l’icône en forme de « A » en haut du styliste (</text:span><text:span text:style-name="Menu">Format/Styliste</text:span><text:span text:style-name="T1">).</text:span></text:p>
      <text:p text:style-name="TexteCourant"><text:span text:style-name="T1">Pour </text:span><text:span text:style-name="T6">appliquer un style de caractère</text:span><text:span text:style-name="T1">, placer le curseur sur le mot ou sélectionner un groupe de lettres, et double-cliquer sur le nom du style à appliquer.</text:span></text:p>
      <text:p text:style-name="TexteCourant"><text:span text:style-name="T1">Pour </text:span><text:span text:style-name="T6">désactiver un style de caractère</text:span><text:span text:style-name="T1">, placer le curseur sur le mot ou sélectionner un groupe de lettres, cliquer droit et choisir </text:span><text:span text:style-name="Menu">Par défaut</text:span>.</text:p>
      <text:p text:style-name="TexteCourant">Voici un nom d’option de menu, en style de caractère <text:span text:style-name="Menu">Menu</text:span> : <text:span text:style-name="Menu">Format/Styliste</text:span>.</text:p>
      <text:p text:style-name="TexteCourant">Dans du texte normal, on peut citer des mots-clés ou expressions de code grâce au style <text:span text:style-name="Menu">CodeDansTexte</text:span>. Exemple : « le mot-clé <text:span text:style-name="CodeDansTexte">begin</text:span> est un mot réservé ».</text:p>
      <text:list xml:id="list201528531245077" text:continue-list="list201530195129488" text:style-name="List_20_1">
        <text:list-item text:start-value="1">
          <text:p text:style-name="ListeAPuce">style <text:span text:style-name="CodeCommentaire">CodeCommentaire</text:span></text:p>
        </text:list-item>
        <text:list-item>
          <text:p text:style-name="ListeAPuce">style <text:span text:style-name="CodeDansTexte">CodeDansTexte</text:span> (code, nom de fichier, commande dans un paragraphe normal)</text:p>
        </text:list-item>
        <text:list-item>
          <text:p text:style-name="ListeAPuce">style <text:span text:style-name="CodeExergue">CodeExergue</text:span> (mise en valeur dans le code)</text:p>
        </text:list-item>
        <text:list-item>
          <text:p text:style-name="ListeAPuce"><text:soft-page-break/>style <text:span text:style-name="Hidden">Hidden</text:span> (alerte ou <text:span text:style-name="Hidden">remarque de mise en page</text:span>)</text:p>
        </text:list-item>
        <text:list-item>
          <text:p text:style-name="ListeAPuce">style <text:span text:style-name="Menu">Menu</text:span> : les options de menu ou texte d’une copie d’écran</text:p>
        </text:list-item>
        <text:list-item>
          <text:p text:style-name="ListeAPuce">style <text:span text:style-name="PuceCode">PuceCode</text:span> <text:s/>pour un renvoi dans le code ou une image</text:p>
        </text:list-item>
        <text:list-item>
          <text:p text:style-name="ListeAPuce">style <text:span text:style-name="RemarquePreTitre">RemarquePreTitre</text:span> (mot-clé du titre des remarques)</text:p>
        </text:list-item>
        <text:list-item>
          <text:p text:style-name="ListeAPuce">style <text:span text:style-name="Symbol">Symbol</text:span> (caractères en police Symbol - standard)</text:p>
        </text:list-item>
        <text:list-item>
          <text:p text:style-name="ListeAPuce">style <text:span text:style-name="URL">URL</text:span> pour une url</text:p>
        </text:list-item>
        <text:list-item>
          <text:p text:style-name="ListeAPuce">style <text:span text:style-name="WingDings">WingDings</text:span> (caractères en police WingDings - standard) </text:p>
        </text:list-item>
      </text:list>
      <text:p text:style-name="TexteCourant"/>
      <text:h text:style-name="RemarqueTitre" text:outline-level="7"><text:span text:style-name="RemarquePreTitre">Remerciements</text:span></text:h>
      <text:p text:style-name="Remarque">Remerciements à Nicolas Dufour pour sa contribution au rendu agréable de ce modè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imes New Roman" svg:font-family="'Times New Roma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Fontin" svg:font-family="Fontin" style:font-adornments="Gras" style:font-pitch="variable"/>
    <style:font-face style:name="Fontin1" svg:font-family="Fontin" style:font-adornments="Italique" style:font-pitch="variable"/>
    <style:font-face style:name="HG Mincho Light J" svg:font-family="'HG Mincho Light J'" style:font-pitch="variable"/>
    <style:font-face style:name="Garamond" svg:font-family="Garamond" style:font-adornments="Normal" style:font-family-generic="roman" style:font-pitch="variable"/>
    <style:font-face style:name="Garamond Book" svg:font-family="'Garamond Book'" style:font-adornments="Norm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Narrow" svg:font-family="'Arial Narrow'" style:font-family-generic="swiss" style:font-pitch="variable"/>
    <style:font-face style:name="Arial Narrow1" svg:font-family="'Arial Narrow'" style:font-adornments="Normal" style:font-family-generic="swiss" style:font-pitch="variable"/>
    <style:font-face style:name="Arial Rounded MT Bold" svg:font-family="'Arial Rounded MT Bold', Tahoma" style:font-family-generic="swiss" style:font-pitch="variable"/>
    <style:font-face style:name="Century Gothic" svg:font-family="'Century Gothic'"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DejaVu Sans Condensed1" svg:font-family="'DejaVu Sans Condensed'" style:font-adornments="Book" style:font-family-generic="swiss" style:font-pitch="variable"/>
    <style:font-face style:name="DejaVu Sans Condensed" svg:font-family="'DejaVu Sans Condensed'" style:font-adornments="Gras" style:font-family-generic="swiss" style:font-pitch="variable"/>
    <style:font-face style:name="Tahoma" svg:font-family="Tahoma" style:font-adornments="Italique gra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1.501cm" fo:margin-right="0cm" fo:margin-top="0.212cm" fo:margin-bottom="0.035cm" style:contextual-spacing="false" fo:text-align="justify" style:justify-single-word="false" fo:orphans="2" fo:widows="2" fo:text-indent="0.002cm" style:auto-text-indent="false"/>
      <style:text-properties style:use-window-font-color="true" style:font-name="Times New Roman1" fo:font-family="'Times New Roman'" style:font-family-generic="roman" style:font-pitch="variable" fo:font-size="10pt" fo:language="fr" fo:country="FR" style:font-name-asian="Times New Roman1"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class="text">
      <style:paragraph-properties fo:margin-top="0.353cm" fo:margin-bottom="1.411cm" style:contextual-spacing="false" fo:text-align="end" style:justify-single-word="false" fo:orphans="2" fo:widows="2" fo:padding-left="0cm" fo:padding-right="0cm" fo:padding-top="0cm" fo:padding-bottom="0.141cm" fo:border-left="none" fo:border-right="none" fo:border-top="none" fo:border-bottom="0.06pt solid #000000"/>
      <style:text-properties style:use-window-font-color="true" style:font-name="Arial" fo:font-family="Arial" style:font-family-generic="swiss" style:font-pitch="variable" fo:font-size="20pt" fo:language="zxx" fo:country="none" fo:font-weight="bold" style:font-name-asian="Times New Roman1" style:font-family-asian="'Times New Roman'" style:font-family-generic-asian="roman" style:font-pitch-asian="variable" style:font-size-asian="20pt" style:language-asian="zxx" style:country-asian="none" style:font-weight-asian="bold"/>
    </style:style>
    <style:style style:name="Heading_20_2" style:display-name="Heading 2" style:family="paragraph" style:parent-style-name="Standard" style:next-style-name="Standard" style:class="text">
      <style:paragraph-properties fo:margin-top="0.882cm" fo:margin-bottom="0.035cm" style:contextual-spacing="false" fo:keep-together="always" fo:orphans="2" fo:widows="2" fo:keep-with-next="always"/>
      <style:text-properties style:use-window-font-color="true" style:font-name="Arial" fo:font-family="Arial" style:font-family-generic="swiss" style:font-pitch="variable" fo:font-size="14pt" fo:language="zxx" fo:country="none" fo:font-weight="bold" style:font-name-asian="Times New Roman1" style:font-family-asian="'Times New Roman'" style:font-family-generic-asian="roman" style:font-pitch-asian="variable" style:font-size-asian="14pt" style:language-asian="zxx" style:country-asian="none" style:font-weight-asian="bold"/>
    </style:style>
    <style:style style:name="Heading_20_3" style:display-name="Heading 3" style:family="paragraph" style:parent-style-name="Standard" style:next-style-name="Standard" style:class="text">
      <style:paragraph-properties fo:margin-top="0.529cm" fo:margin-bottom="0.035cm" style:contextual-spacing="false" fo:keep-together="always" fo:orphans="2" fo:widows="2" fo:keep-with-next="always"/>
      <style:text-properties style:use-window-font-color="true" style:font-name="Arial Narrow" fo:font-family="'Arial Narrow'" style:font-family-generic="swiss" style:font-pitch="variable" fo:font-size="13pt" fo:language="fr" fo:country="FR" fo:font-weight="bold" style:font-name-asian="Times New Roman1" style:font-family-asian="'Times New Roman'" style:font-family-generic-asian="roman" style:font-pitch-asian="variable" style:font-size-asian="13pt" style:font-weight-asian="bold"/>
    </style:style>
    <style:style style:name="Heading_20_4" style:display-name="Heading 4" style:family="paragraph" style:parent-style-name="Standard" style:next-style-name="Standard" style:class="text">
      <style:paragraph-properties fo:margin-top="0.353cm" fo:margin-bottom="0.035cm" style:contextual-spacing="false" fo:keep-together="always" fo:orphans="2" fo:widows="2" fo:keep-with-next="always"/>
      <style:text-properties style:use-window-font-color="true" style:font-name="Arial Narrow" fo:font-family="'Arial Narrow'" style:font-family-generic="swiss" style:font-pitch="variable" fo:font-size="11pt" fo:language="zxx" fo:country="none" fo:font-weight="bold" style:font-name-asian="Times New Roman1" style:font-family-asian="'Times New Roman'" style:font-family-generic-asian="roman" style:font-pitch-asian="variable" style:font-size-asian="11pt" style:language-asian="zxx" style:country-asian="none" style:font-weight-asian="bold"/>
    </style:style>
    <style:style style:name="Heading_20_5" style:display-name="Heading 5" style:family="paragraph" style:parent-style-name="Heading_20_4" style:next-style-name="Standard" style:class="text">
      <style:paragraph-properties fo:margin-left="1.501cm" fo:margin-right="0cm" fo:margin-top="0.282cm" fo:margin-bottom="0.035cm" style:contextual-spacing="false" fo:text-indent="0.002cm" style:auto-text-indent="false"/>
      <style:text-properties fo:font-style="italic" fo:font-weight="normal" style:font-style-asian="italic" style:font-weight-asian="normal"/>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style:text-underline-style="solid" style:text-underline-width="auto" style:text-underline-color="font-color"/>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Header" style:family="paragraph" style:parent-style-name="Standard" style:class="extra">
      <style:paragraph-properties fo:margin-left="1.501cm" fo:margin-right="0.199cm" fo:margin-top="0.212cm" fo:margin-bottom="0.035cm" style:contextual-spacing="false" fo:text-align="end" style:justify-single-word="false" fo:orphans="0" fo:widows="0" fo:text-indent="0.002cm" style:auto-text-indent="false">
        <style:tab-stops>
          <style:tab-stop style:position="1.374cm" style:type="right" style:leader-style="solid" style:leader-text="_"/>
          <style:tab-stop style:position="13.376cm"/>
        </style:tab-stops>
      </style:paragraph-properties>
      <style:text-properties style:font-name="Century Gothic" fo:font-family="'Century Gothic'" style:font-family-generic="swiss" style:font-pitch="variable" fo:font-size="8pt" style:font-size-asian="8pt"/>
    </style:style>
    <style:style style:name="Header_20_left" style:display-name="Header left" style:family="paragraph" style:parent-style-name="Standard" style:class="extra">
      <style:paragraph-properties fo:margin-left="0cm" fo:margin-right="0cm" fo:text-indent="0cm" style:auto-text-indent="false" text:number-lines="false" text:line-number="0">
        <style:tab-stops>
          <style:tab-stop style:position="8.901cm" style:type="center"/>
          <style:tab-stop style:position="17.801cm" style:type="right"/>
        </style:tab-stops>
      </style:paragraph-properties>
      <style:text-properties fo:font-variant="small-caps" style:font-name="DejaVu Sans Condensed" fo:font-family="'DejaVu Sans Condensed'" style:font-style-name="Gras" style:font-family-generic="swiss" style:font-pitch="variable" fo:font-size="10pt" fo:font-weight="bold"/>
    </style:style>
    <style:style style:name="Header_20_right" style:display-name="Head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901cm" style:type="center"/>
          <style:tab-stop style:position="17.801cm" style:type="right"/>
        </style:tab-stops>
      </style:paragraph-properties>
      <style:text-properties fo:font-variant="small-caps" style:font-name="DejaVu Sans Condensed" fo:font-family="'DejaVu Sans Condensed'" style:font-style-name="Gras" style:font-family-generic="swiss" style:font-pitch="variable" fo:font-size="10pt" fo:font-weight="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fo:padding="0.101cm" fo:border-left="0.99pt solid #000000" fo:border-right="none" fo:border-top="none" fo:border-bottom="none" style:shadow="none" text:number-lines="false" text:line-number="0">
        <style:tab-stops>
          <style:tab-stop style:position="8.901cm" style:type="center"/>
          <style:tab-stop style:position="17.801cm" style:type="right"/>
        </style:tab-stops>
      </style:paragraph-properties>
      <style:text-properties style:font-name="Fontin" fo:font-family="Fontin" style:font-style-name="Gras" style:font-pitch="variable" fo:font-size="12pt" fo:font-weight="bold"/>
    </style:style>
    <style:style style:name="Footer_20_right" style:display-name="Footer right" style:family="paragraph" style:parent-style-name="Standard" style:class="extra">
      <style:paragraph-properties fo:text-align="end" style:justify-single-word="false" fo:background-color="transparent" fo:padding="0.101cm" fo:border-left="none" fo:border-right="0.99pt solid #000000" fo:border-top="none" fo:border-bottom="none" style:shadow="none" text:number-lines="false" text:line-number="0">
        <style:tab-stops>
          <style:tab-stop style:position="8.901cm" style:type="center"/>
          <style:tab-stop style:position="17.801cm" style:type="right"/>
        </style:tab-stops>
        <style:background-image/>
      </style:paragraph-properties>
      <style:text-properties style:font-name="Fontin" fo:font-family="Fontin" style:font-style-name="Gras" style:font-pitch="variable" fo:font-size="12pt" fo:font-weight="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paragraph-properties fo:margin-left="0cm" fo:margin-right="0cm" fo:text-indent="0cm" style:auto-text-indent="false"/>
    </style:style>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353cm" fo:margin-right="0cm" fo:margin-top="0.212cm" fo:margin-bottom="0.035cm" style:contextual-spacing="false" fo:text-indent="-0.353cm" style:auto-text-indent="false">
        <style:tab-stops>
          <style:tab-stop style:position="5.115cm" style:type="right"/>
        </style:tab-stops>
      </style:paragraph-properties>
      <style:text-properties fo:font-size="9pt" style:font-size-asian="9pt"/>
    </style:style>
    <style:style style:name="Index_20_2" style:display-name="Index 2" style:family="paragraph" style:parent-style-name="Standard" style:next-style-name="Standard" style:class="index">
      <style:paragraph-properties fo:margin-left="0.706cm" fo:margin-right="0cm" fo:margin-top="0.212cm" fo:margin-bottom="0.035cm" style:contextual-spacing="false" fo:text-indent="-0.353cm" style:auto-text-indent="false">
        <style:tab-stops>
          <style:tab-stop style:position="5.115cm" style:type="right"/>
        </style:tab-stops>
      </style:paragraph-properties>
      <style:text-properties fo:font-size="9pt" style:font-size-asian="9pt"/>
    </style:style>
    <style:style style:name="Index_20_3" style:display-name="Index 3" style:family="paragraph" style:parent-style-name="Standard" style:next-style-name="Standard" style:class="index">
      <style:paragraph-properties fo:margin-left="1.058cm" fo:margin-right="0cm" fo:margin-top="0.212cm" fo:margin-bottom="0.035cm" style:contextual-spacing="false" fo:text-indent="-0.353cm" style:auto-text-indent="false">
        <style:tab-stops>
          <style:tab-stop style:position="5.115cm" style:type="right"/>
        </style:tab-stops>
      </style:paragraph-properties>
      <style:text-properties fo:font-size="9pt" style:font-size-asian="9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353cm" fo:margin-bottom="0.176cm" style:contextual-spacing="false" fo:text-align="start" style:justify-single-word="false" fo:keep-together="always" fo:text-indent="0cm" style:auto-text-indent="false" fo:background-color="#cccccc" fo:padding-left="0cm" fo:padding-right="0cm" fo:padding-top="0.106cm" fo:padding-bottom="0.106cm" fo:border-left="none" fo:border-right="none" fo:border-top="0.06pt solid #000000" fo:border-bottom="0.06pt solid #000000" fo:keep-with-next="always">
        <style:tab-stops>
          <style:tab-stop style:position="13.002cm" style:type="right" style:leader-style="dotted" style:leader-text="."/>
        </style:tab-stops>
        <style:background-image/>
      </style:paragraph-properties>
      <style:text-properties fo:text-transform="uppercase" style:font-name="Arial" fo:font-family="Arial" style:font-family-generic="swiss" style:font-pitch="variable" fo:font-weight="bold" style:font-weight-asian="bold"/>
    </style:style>
    <style:style style:name="Contents_20_2" style:display-name="Contents 2" style:family="paragraph" style:parent-style-name="Standard" style:next-style-name="Standard" style:class="index">
      <style:paragraph-properties fo:margin-left="0cm" fo:margin-right="0cm" fo:orphans="2" fo:widows="2" fo:text-indent="0cm" style:auto-text-indent="false">
        <style:tab-stops>
          <style:tab-stop style:position="13cm" style:type="right" style:leader-style="dotted" style:leader-text="."/>
        </style:tab-stops>
      </style:paragraph-properties>
      <style:text-properties style:use-window-font-color="true" style:font-name="Times New Roman1" fo:font-family="'Times New Roman'" style:font-family-generic="roman" style:font-pitch="variable" fo:font-size="10pt" fo:language="zxx" fo:country="none" fo:font-weight="bold" style:font-name-asian="Times New Roman1" style:font-family-asian="'Times New Roman'" style:font-family-generic-asian="roman" style:font-pitch-asian="variable" style:font-size-asian="10pt" style:language-asian="zxx" style:country-asian="none" style:font-weight-asian="bold"/>
    </style:style>
    <style:style style:name="Contents_20_3" style:display-name="Contents 3" style:family="paragraph" style:parent-style-name="Standard" style:next-style-name="Standard" style:class="index">
      <style:paragraph-properties fo:margin-left="0.379cm" fo:margin-right="0cm" fo:orphans="2" fo:widows="2" fo:text-indent="0.002cm" style:auto-text-indent="false">
        <style:tab-stops>
          <style:tab-stop style:position="13.002cm" style:type="right" style:leader-style="dotted" style:leader-text="."/>
        </style:tab-stops>
      </style:paragraph-properties>
      <style:text-properties style:use-window-font-color="true" style:font-name="Times New Roman1" fo:font-family="'Times New Roman'" style:font-family-generic="roman" style:font-pitch="variable" fo:font-size="9pt" fo:language="zxx" fo:country="none" style:font-name-asian="Times New Roman1" style:font-family-asian="'Times New Roman'" style:font-family-generic-asian="roman" style:font-pitch-asian="variable" style:font-size-asian="9pt" style:language-asian="zxx" style:country-asian="none"/>
    </style:style>
    <style:style style:name="Contents_20_4" style:display-name="Contents 4" style:family="paragraph" style:parent-style-name="Standard" style:next-style-name="Standard" style:class="index">
      <style:paragraph-properties fo:margin-left="0.711cm" fo:margin-right="0cm" fo:orphans="2" fo:widows="2" fo:text-indent="0.002cm" style:auto-text-indent="false">
        <style:tab-stops>
          <style:tab-stop style:position="13.002cm" style:type="right" style:leader-style="dotted" style:leader-text="."/>
        </style:tab-stops>
      </style:paragraph-properties>
      <style:text-properties style:use-window-font-color="true" style:font-name="Times New Roman1" fo:font-family="'Times New Roman'" style:font-family-generic="roman" style:font-pitch="variable" fo:font-size="9pt" fo:language="zxx" fo:country="none" fo:font-style="normal" style:font-name-asian="Times New Roman1" style:font-family-asian="'Times New Roman'" style:font-family-generic-asian="roman" style:font-pitch-asian="variable" style:font-size-asian="9pt" style:language-asian="zxx" style:country-asian="none"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011cm" fo:margin-bottom="0cm" style:contextual-spacing="false" fo:text-indent="0cm" style:auto-text-indent="false">
        <style:tab-stops>
          <style:tab-stop style:position="15.002cm" style:type="right" style:leader-style="dotted" style:leader-text="."/>
        </style:tab-stops>
      </style:paragraph-properties>
      <style:text-properties fo:font-size="9pt" fo:font-style="italic"/>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Fontin" fo:font-family="Fontin" style:font-style-name="Gras" style:font-pitch="variable"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agraph-properties fo:margin-left="0.101cm" fo:margin-right="2.6cm" fo:margin-top="0cm" fo:margin-bottom="0cm" style:contextual-spacing="false" fo:line-height="0.353cm" fo:orphans="2" fo:widows="2" fo:text-indent="0cm" style:auto-text-indent="false" style:border-line-width-left="0.002cm 0.088cm 0.088cm" fo:padding-left="0.141cm" fo:padding-right="0cm" fo:padding-top="0cm" fo:padding-bottom="0cm" fo:border-left="5.05pt double #c0c0c0" fo:border-right="none" fo:border-top="none" fo:border-bottom="none">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paragraph-properties>
      <style:text-properties style:use-window-font-color="true" style:font-name="Courier New" fo:font-family="'Courier New'" style:font-family-generic="modern" fo:font-size="8pt" fo:language="fr" fo:country="FR" style:font-name-asian="Times New Roman1" style:font-family-asian="'Times New Roman'" style:font-family-generic-asian="roman" style:font-pitch-asian="variable" style:font-size-asian="8pt"/>
    </style:style>
    <style:style style:name="FigureEmplacement" style:family="paragraph" style:parent-style-name="TexteCourant" style:next-style-name="FigureNumero">
      <style:paragraph-properties fo:margin-top="0.529cm" fo:margin-bottom="0.529cm" style:contextual-spacing="false" fo:text-align="center" style:justify-single-word="false" fo:orphans="2" fo:widows="2"/>
      <style:text-properties style:use-window-font-color="true" style:font-name="Times New Roman1" fo:font-family="'Times New Roman'" style:font-family-generic="roman" style:font-pitch="variable" fo:font-size="10pt" fo:language="zxx" fo:country="none" style:font-name-asian="Times New Roman1" style:font-family-asian="'Times New Roman'" style:font-family-generic-asian="roman" style:font-pitch-asian="variable" style:font-size-asian="10pt" style:language-asian="zxx" style:country-asian="none"/>
    </style:style>
    <style:style style:name="TexteCourant" style:family="paragraph">
      <style:paragraph-properties fo:margin-left="0cm" fo:margin-right="0cm" fo:margin-top="0.212cm" fo:margin-bottom="0.035cm" style:contextual-spacing="false" fo:text-align="justify" style:justify-single-word="false" fo:orphans="2" fo:widows="2" fo:hyphenation-ladder-count="no-limit" fo:text-indent="0cm" style:auto-text-indent="false"/>
      <style:text-properties style:use-window-font-color="true" style:font-name="Garamond" fo:font-family="Garamond" style:font-style-name="Normal" style:font-family-generic="roman" style:font-pitch="variable" fo:font-size="10.5pt" fo:language="fr" fo:country="FR" style:font-name-asian="Times New Roman1" style:font-family-asian="'Times New Roman'" style:font-family-generic-asian="roman" style:font-pitch-asian="variable" style:font-size-asian="10pt" fo:hyphenate="true" fo:hyphenation-remain-char-count="2" fo:hyphenation-push-char-count="2"/>
    </style:style>
    <style:style style:name="FigureNumero" style:family="paragraph" style:parent-style-name="TexteCourant" style:next-style-name="FigureLegende">
      <style:paragraph-properties fo:margin-top="1cm" fo:margin-bottom="0cm" style:contextual-spacing="false" fo:text-align="center" style:justify-single-word="false"/>
      <style:text-properties fo:color="#808080" style:font-name="DejaVu Sans" fo:font-family="'DejaVu Sans'" style:font-style-name="Book" style:font-family-generic="swiss" style:font-pitch="variable" fo:font-size="7pt" style:font-weight-asian="bold"/>
    </style:style>
    <style:style style:name="FigureLegende" style:family="paragraph" style:parent-style-name="TexteCourant" style:next-style-name="TexteCourant" style:default-outline-level="8">
      <style:paragraph-properties fo:margin-top="0.21cm" fo:margin-bottom="1cm" style:contextual-spacing="false" fo:text-align="center" style:justify-single-word="false"/>
      <style:text-properties style:font-name="DejaVu Sans1" fo:font-family="'DejaVu Sans'" style:font-style-name="Oblique" style:font-family-generic="swiss" style:font-pitch="variable" fo:font-size="7pt" fo:font-style="italic"/>
    </style:style>
    <style:style style:name="ChapitreIntroduction" style:family="paragraph" style:parent-style-name="TexteCourant" style:next-style-name="ListeAPuce">
      <style:paragraph-properties fo:margin-left="0.499cm" fo:margin-right="0cm" fo:text-indent="0cm" style:auto-text-indent="false" fo:break-after="page"/>
      <style:text-properties fo:color="#000000" style:font-name="Garamond Book" fo:font-family="'Garamond Book'" style:font-style-name="Normal" style:font-family-generic="roman" style:font-pitch="variable" fo:font-size="10pt" fo:language="fr" fo:country="CA" fo:font-weight="normal" style:font-name-asian="Times New Roman1" style:font-family-asian="'Times New Roman'" style:font-family-generic-asian="roman" style:font-pitch-asian="variable" style:font-size-asian="9pt"/>
    </style:style>
    <style:style style:name="ListeAPuce" style:family="paragraph" style:parent-style-name="TexteCourant" style:list-style-name="List_20_1">
      <style:paragraph-properties fo:margin-left="0.9cm" fo:margin-right="0cm" fo:margin-top="0.101cm" fo:margin-bottom="0cm" style:contextual-spacing="false" fo:text-indent="0cm" style:auto-text-indent="false"/>
    </style:style>
    <style:style style:name="ListeAPuce2eNiveau" style:family="paragraph" style:parent-style-name="TexteCourant" style:list-style-name="List_20_4">
      <style:paragraph-properties fo:margin-left="1.499cm" fo:margin-right="0cm" fo:margin-top="0cm" fo:margin-bottom="0cm" style:contextual-spacing="false" fo:text-indent="0cm" style:auto-text-indent="false"/>
    </style:style>
    <style:style style:name="ListeSuite" style:family="paragraph" style:parent-style-name="TexteCourant">
      <style:paragraph-properties fo:margin-left="2.499cm" fo:margin-right="6.5cm" fo:margin-top="0cm" fo:margin-bottom="0cm" style:contextual-spacing="false" fo:text-indent="0cm" style:auto-text-indent="false"/>
    </style:style>
    <style:style style:name="ChapitreTitre" style:family="paragraph" style:next-style-name="ChapitreIntroduction" style:default-outline-level="1">
      <style:paragraph-properties fo:margin-top="1.482cm" fo:margin-bottom="0.847cm" style:contextual-spacing="false" fo:text-align="end" style:justify-single-word="false" fo:orphans="2" fo:widows="2" fo:background-color="#e6e6e6" fo:padding-left="0cm" fo:padding-right="0cm" fo:padding-top="0cm" fo:padding-bottom="0.035cm" fo:border-left="none" fo:border-right="none" fo:border-top="none" fo:border-bottom="0.06pt solid #000000" style:shadow="none">
        <style:background-image/>
      </style:paragraph-properties>
      <style:text-properties style:use-window-font-color="true" style:font-name="Fontin" fo:font-family="Fontin" style:font-style-name="Gras" style:font-pitch="variable" fo:font-size="28pt" fo:language="fr" fo:country="FR" fo:font-weight="bold" style:font-name-asian="Times New Roman1" style:font-family-asian="'Times New Roman'" style:font-family-generic-asian="roman" style:font-pitch-asian="variable" style:font-size-asian="20pt" style:font-weight-asian="bold"/>
    </style:style>
    <style:style style:name="ChapitreNumero" style:family="paragraph" style:next-style-name="ChapitreTitre">
      <style:paragraph-properties fo:margin-top="1.764cm" fo:margin-bottom="0.706cm" style:contextual-spacing="false" fo:text-align="end" style:justify-single-word="false" fo:orphans="2" fo:widows="2" fo:break-before="page" fo:background-color="#e6e6e6" fo:padding="0cm" fo:border="none" style:shadow="none">
        <style:background-image/>
      </style:paragraph-properties>
      <style:text-properties fo:font-variant="small-caps" style:use-window-font-color="true" style:font-name="Fontin" fo:font-family="Fontin" style:font-style-name="Gras" style:font-pitch="variable" fo:font-size="60pt" fo:language="zxx" fo:country="none" fo:font-weight="bold" style:font-name-asian="Times New Roman1" style:font-family-asian="'Times New Roman'" style:font-family-generic-asian="roman" style:font-pitch-asian="variable" style:font-size-asian="48pt" style:language-asian="zxx" style:country-asian="none" style:font-weight-asian="bold"/>
    </style:style>
    <style:style style:name="PartieTitre" style:family="paragraph" style:next-style-name="Standard">
      <style:paragraph-properties fo:margin-top="2.117cm" fo:margin-bottom="1.058cm" style:contextual-spacing="false" fo:text-align="center" style:justify-single-word="false" fo:orphans="2" fo:widows="2"/>
      <style:text-properties style:use-window-font-color="true" style:font-name="Arial Rounded MT Bold" fo:font-family="'Arial Rounded MT Bold', Tahoma" style:font-family-generic="swiss" style:font-pitch="variable" fo:font-size="36pt" fo:language="zxx" fo:country="none" fo:font-weight="bold" style:font-name-asian="Times New Roman1" style:font-family-asian="'Times New Roman'" style:font-family-generic-asian="roman" style:font-pitch-asian="variable" style:font-size-asian="36pt" style:language-asian="zxx" style:country-asian="none" style:font-weight-asian="bold"/>
    </style:style>
    <style:style style:name="PartieNumero" style:family="paragraph" style:parent-style-name="ChapitreNumero" style:next-style-name="Standard">
      <style:paragraph-properties fo:text-align="center" style:justify-single-word="false" fo:padding-left="0cm" fo:padding-right="0cm" fo:padding-top="0.282cm" fo:padding-bottom="0cm" fo:border-left="none" fo:border-right="none" fo:border-top="4.99pt solid #000000" fo:border-bottom="none"/>
      <style:text-properties fo:font-size="22pt" fo:font-weight="normal" style:font-size-asian="22pt" style:font-weight-asian="normal"/>
    </style:style>
    <style:style style:name="Remarque" style:family="paragraph" style:next-style-name="Standard">
      <style:paragraph-properties fo:margin-left="1.499cm" fo:margin-right="0cm" fo:margin-top="0.199cm" fo:margin-bottom="0cm" style:contextual-spacing="false" fo:text-align="justify" style:justify-single-word="false" fo:orphans="2" fo:widows="2" fo:text-indent="0cm" style:auto-text-indent="false" fo:background-color="transparent" fo:padding="0.199cm" fo:border-left="2.49pt solid #4c4c4c" fo:border-right="none" fo:border-top="none" fo:border-bottom="none" style:shadow="none">
        <style:background-image/>
      </style:paragraph-properties>
      <style:text-properties style:use-window-font-color="true" style:font-name="DejaVu Sans Condensed1" fo:font-family="'DejaVu Sans Condensed'" style:font-style-name="Book" style:font-family-generic="swiss" style:font-pitch="variable" fo:font-size="8pt" fo:language="fr" fo:country="CA" style:font-name-asian="Times New Roman1" style:font-family-asian="'Times New Roman'" style:font-family-generic-asian="roman" style:font-pitch-asian="variable" style:font-size-asian="9pt"/>
    </style:style>
    <style:style style:name="RemarqueTitre" style:family="paragraph" style:parent-style-name="Remarque" style:next-style-name="Remarque" style:default-outline-level="7">
      <style:paragraph-properties fo:margin-left="1.499cm" fo:margin-right="0cm" fo:margin-top="0.28cm" fo:margin-bottom="0.199cm" style:contextual-spacing="false" fo:text-indent="0cm" style:auto-text-indent="false" fo:padding="0cm" fo:border="none" fo:keep-with-next="always"/>
      <style:text-properties fo:color="#4c4c4c" fo:font-weight="bold" style:font-weight-asian="bold"/>
    </style:style>
    <style:style style:name="RemarqueURL" style:family="paragraph" style:parent-style-name="Remarque" style:next-style-name="Remarque" style:list-style-name="List_20_2"/>
    <style:style style:name="RemarqueLivre" style:family="paragraph" style:parent-style-name="Remarque" style:next-style-name="Remarque" style:list-style-name="List_20_3"/>
    <style:style style:name="RemarquePuce" style:family="paragraph" style:parent-style-name="Remarque" style:list-style-name="List_20_1">
      <style:paragraph-properties fo:margin-left="1.499cm" fo:margin-right="0cm" fo:margin-top="0.101cm" fo:margin-bottom="0cm" style:contextual-spacing="false" fo:text-indent="0cm" style:auto-text-indent="false"/>
    </style:style>
    <style:style style:name="RemarqueNumero" style:family="paragraph" style:parent-style-name="Remarque">
      <style:paragraph-properties fo:margin-left="2.2cm" fo:margin-right="1cm" fo:margin-top="0.101cm" fo:margin-bottom="0cm" style:contextual-spacing="false" fo:text-indent="-0.6cm" style:auto-text-indent="false">
        <style:tab-stops/>
      </style:paragraph-properties>
    </style:style>
    <style:style style:name="RemarqueCode" style:family="paragraph" style:parent-style-name="Remarque">
      <style:paragraph-properties fo:text-align="start" style:justify-single-word="false"/>
      <style:text-properties style:font-name="Courier New" fo:font-family="'Courier New'" style:font-family-generic="modern" fo:font-size="8pt"/>
    </style:style>
    <style:style style:name="REMARQUE2Titre" style:family="paragraph" style:parent-style-name="REMARQUE2" style:next-style-name="REMARQUE2" style:default-outline-level="6">
      <style:paragraph-properties fo:margin-left="0cm" fo:margin-right="0cm" fo:text-indent="0cm" style:auto-text-indent="false"/>
      <style:text-properties fo:font-weight="bold" style:font-weight-asian="bold"/>
    </style:style>
    <style:style style:name="REMARQUE2URL" style:family="paragraph" style:parent-style-name="REMARQUE2" style:list-style-name="List_20_2"/>
    <style:style style:name="REMARQUE2Puce" style:family="paragraph" style:parent-style-name="RemarquePuce" style:list-style-name="List_20_1">
      <style:paragraph-properties fo:margin-left="0cm" fo:margin-right="0.002cm" fo:margin-top="0.101cm" fo:margin-bottom="0cm" style:contextual-spacing="false" fo:text-indent="0cm" style:auto-text-indent="false"/>
      <style:text-properties fo:font-size="10pt"/>
    </style:style>
    <style:style style:name="REMARQUE2Numero" style:family="paragraph" style:parent-style-name="RemarqueNumero">
      <style:paragraph-properties fo:margin-left="0.6cm" fo:margin-right="0cm" fo:margin-top="0.101cm" fo:margin-bottom="0cm" style:contextual-spacing="false" fo:text-indent="-0.6cm" style:auto-text-indent="false">
        <style:tab-stops/>
      </style:paragraph-properties>
      <style:text-properties fo:font-size="10pt"/>
    </style:style>
    <style:style style:name="RetraitSousListe1" style:family="paragraph">
      <style:paragraph-properties fo:margin-left="2cm" fo:margin-right="0cm" fo:margin-top="0.106cm" fo:margin-bottom="0.035cm" style:contextual-spacing="false" fo:orphans="2" fo:widows="2" fo:text-indent="0.002cm" style:auto-text-indent="false"/>
      <style:text-properties style:use-window-font-color="true" style:font-name="Times New Roman1" fo:font-family="'Times New Roman'" style:font-family-generic="roman" style:font-pitch="variable" fo:font-size="10pt" fo:language="fr" fo:country="FR" style:font-name-asian="Times New Roman1" style:font-family-asian="'Times New Roman'" style:font-family-generic-asian="roman" style:font-pitch-asian="variable" style:font-size-asian="10pt"/>
    </style:style>
    <style:style style:name="TableauTexte" style:family="paragraph">
      <style:paragraph-properties fo:margin-top="0.071cm" fo:margin-bottom="0.035cm" style:contextual-spacing="false" fo:line-height="0.353cm" fo:keep-together="always" fo:orphans="0" fo:widows="0">
        <style:tab-stops>
          <style:tab-stop style:position="0.501cm"/>
          <style:tab-stop style:position="0.801cm"/>
          <style:tab-stop style:position="1.101cm"/>
        </style:tab-stops>
      </style:paragraph-properties>
      <style:text-properties style:use-window-font-color="true" style:font-name="Arial" fo:font-family="Arial" style:font-family-generic="swiss" style:font-pitch="variable" fo:font-size="8pt" fo:language="zxx" fo:country="none" style:font-name-asian="Times New Roman1" style:font-family-asian="'Times New Roman'" style:font-family-generic-asian="roman" style:font-pitch-asian="variable" style:font-size-asian="8pt" style:language-asian="zxx" style:country-asian="none"/>
    </style:style>
    <style:style style:name="TableauTitre" style:family="paragraph" style:parent-style-name="TexteCourant">
      <style:paragraph-properties fo:text-align="start" style:justify-single-word="false" fo:keep-together="always" fo:keep-with-next="always"/>
      <style:text-properties style:font-name="Fontin1" fo:font-family="Fontin" style:font-style-name="Italique" style:font-pitch="variable" fo:font-size="9pt" fo:font-style="italic" fo:font-weight="normal" style:font-size-asian="9pt" style:font-weight-asian="bold"/>
    </style:style>
    <style:style style:name="TableauTitreColonne" style:family="paragraph" style:next-style-name="TableauTexte">
      <style:paragraph-properties fo:margin-top="0.071cm" fo:margin-bottom="0.071cm" style:contextual-spacing="false" fo:text-align="start" style:justify-single-word="false" fo:keep-together="always" fo:orphans="2" fo:widows="2" fo:keep-with-next="always"/>
      <style:text-properties style:use-window-font-color="true" style:font-name="DejaVu Sans Condensed" fo:font-family="'DejaVu Sans Condensed'" style:font-style-name="Gras" style:font-family-generic="swiss" style:font-pitch="variable" fo:font-size="9pt" fo:language="zxx" fo:country="none" fo:font-weight="bold" style:font-name-asian="Times New Roman1" style:font-family-asian="'Times New Roman'" style:font-family-generic-asian="roman" style:font-pitch-asian="variable" style:font-size-asian="9pt" style:language-asian="zxx" style:country-asian="none" style:font-weight-asian="bold"/>
    </style:style>
    <style:style style:name="CodeTableauCommentaireMarge" style:family="paragraph" style:parent-style-name="Remarque">
      <style:paragraph-properties fo:margin-left="0cm" fo:margin-right="0cm" fo:margin-top="0cm" fo:margin-bottom="0cm" style:contextual-spacing="false" fo:text-align="start" style:justify-single-word="false" fo:text-indent="0.002cm" style:auto-text-indent="false"/>
    </style:style>
    <style:style style:name="TitreNiveau1" style:family="paragraph" style:next-style-name="TexteCourant" style:default-outline-level="2">
      <style:paragraph-properties fo:margin-left="-2cm" fo:margin-right="0cm" fo:margin-top="0.847cm" fo:margin-bottom="0cm" style:contextual-spacing="false" fo:orphans="2" fo:widows="2" fo:text-indent="0cm" style:auto-text-indent="false" fo:keep-with-next="always"/>
      <style:text-properties fo:color="#000080" style:font-name="Fontin" fo:font-family="Fontin" style:font-style-name="Gras" style:font-pitch="variable" fo:font-size="16pt" fo:language="fr" fo:country="FR" fo:font-weight="bold" style:font-name-asian="Times New Roman1" style:font-family-asian="'Times New Roman'" style:font-family-generic-asian="roman" style:font-pitch-asian="variable" style:font-size-asian="14pt" style:font-weight-asian="bold"/>
    </style:style>
    <style:style style:name="TitreNiveau2" style:family="paragraph" style:next-style-name="TexteCourant" style:default-outline-level="3">
      <style:paragraph-properties fo:margin-top="0.529cm" fo:margin-bottom="0cm" style:contextual-spacing="false" fo:orphans="2" fo:widows="2" fo:keep-with-next="always"/>
      <style:text-properties fo:color="#000080" style:font-name="Fontin" fo:font-family="Fontin" style:font-style-name="Gras" style:font-pitch="variable" fo:font-size="14pt" fo:language="fr" fo:country="FR" fo:font-weight="bold" style:font-name-asian="Times New Roman1" style:font-family-asian="'Times New Roman'" style:font-family-generic-asian="roman" style:font-pitch-asian="variable" style:font-size-asian="14pt" style:font-weight-asian="bold"/>
    </style:style>
    <style:style style:name="TitreNiveau3" style:family="paragraph" style:next-style-name="TexteCourant" style:default-outline-level="4">
      <style:paragraph-properties fo:margin-top="0.423cm" fo:margin-bottom="0cm" style:contextual-spacing="false" fo:orphans="2" fo:widows="2" fo:keep-with-next="always"/>
      <style:text-properties fo:color="#000080" style:font-name="Fontin" fo:font-family="Fontin" style:font-style-name="Gras" style:font-pitch="variable" fo:font-size="12pt" fo:language="fr" fo:country="FR" fo:font-weight="bold" style:font-name-asian="Times New Roman1" style:font-family-asian="'Times New Roman'" style:font-family-generic-asian="roman" style:font-pitch-asian="variable" style:font-size-asian="12pt" style:font-weight-asian="bold"/>
    </style:style>
    <style:style style:name="TitreNiveau4" style:family="paragraph" style:parent-style-name="TitreNiveau3" style:next-style-name="TexteCourant" style:default-outline-level="5">
      <style:paragraph-properties fo:margin-left="1cm" fo:margin-right="0cm" fo:margin-top="0.282cm" fo:margin-bottom="0cm" style:contextual-spacing="false" fo:text-indent="0.002cm" style:auto-text-indent="false"/>
      <style:text-properties fo:font-style="italic" fo:font-weight="normal" style:font-style-asian="italic" style:font-weight-asian="normal"/>
    </style:style>
    <style:style style:name="TableauCorps" style:family="paragraph">
      <style:paragraph-properties fo:margin-top="0.071cm" fo:margin-bottom="0.035cm" style:contextual-spacing="false" fo:line-height="0.353cm" fo:keep-together="always" fo:orphans="0" fo:widows="0">
        <style:tab-stops>
          <style:tab-stop style:position="0.501cm"/>
          <style:tab-stop style:position="0.801cm"/>
          <style:tab-stop style:position="1.101cm"/>
        </style:tab-stops>
      </style:paragraph-properties>
      <style:text-properties style:use-window-font-color="true" style:font-name="DejaVu Sans Condensed1" fo:font-family="'DejaVu Sans Condensed'" style:font-style-name="Book" style:font-family-generic="swiss" style:font-pitch="variable" fo:font-size="8pt" fo:language="zxx" fo:country="none" style:font-name-asian="Times New Roman1" style:font-family-asian="'Times New Roman'" style:font-family-generic-asian="roman" style:font-pitch-asian="variable" style:font-size-asian="8pt" style:language-asian="zxx" style:country-asian="none"/>
    </style:style>
    <style:style style:name="CodeTableau" style:family="paragraph" style:parent-style-name="Code">
      <style:paragraph-properties fo:margin-left="0cm" fo:margin-right="0cm" fo:text-indent="0cm" style:auto-text-indent="false"/>
    </style:style>
    <style:style style:name="CodeTitre" style:family="paragraph" style:parent-style-name="Code">
      <style:paragraph-properties fo:margin-left="0cm" fo:margin-right="0cm" fo:margin-top="0.4cm" fo:margin-bottom="0.199cm" style:contextual-spacing="false" fo:text-indent="0cm" style:auto-text-indent="false" fo:padding="0cm" fo:border="none"/>
      <style:text-properties style:font-name="Arial1" fo:font-family="Arial" style:font-style-name="Gras" style:font-family-generic="swiss" style:font-pitch="variable" fo:font-size="9pt" style:text-underline-style="solid" style:text-underline-width="auto" style:text-underline-color="font-color" fo:font-weight="bold"/>
    </style:style>
    <style:style style:name="REMARQUE2" style:family="paragraph" style:parent-style-name="Remarque">
      <style:paragraph-properties fo:margin-left="0cm" fo:margin-right="7.001cm" fo:margin-top="0.101cm" fo:margin-bottom="0cm" style:contextual-spacing="false" fo:text-indent="0cm" style:auto-text-indent="false" style:shadow="none">
        <style:tab-stops/>
      </style:paragraph-properties>
      <style:text-properties style:font-name="Arial Narrow1" fo:font-family="'Arial Narrow'" style:font-style-name="Normal" style:font-family-generic="swiss" style:font-pitch="variable" fo:font-size="10pt"/>
    </style:style>
    <style:style style:name="REMARQUE2Code" style:family="paragraph" style:parent-style-name="REMARQUE2">
      <style:paragraph-properties fo:text-align="start" style:justify-single-word="false"/>
      <style:text-properties style:font-name="Courier New" fo:font-family="'Courier New'" style:font-family-generic="modern" fo:font-size="10pt"/>
    </style:style>
    <style:style style:name="REMARQUE2FigureNumero" style:family="paragraph" style:parent-style-name="FigureNumero" style:next-style-name="REMARQUE2FigureLegende">
      <style:paragraph-properties fo:margin-left="0cm" fo:margin-right="0cm" fo:text-indent="0cm" style:auto-text-indent="false"/>
    </style:style>
    <style:style style:name="REMARQUE2FigureLegende" style:family="paragraph" style:parent-style-name="FigureLegende" style:next-style-name="REMARQUE2" style:default-outline-level="" style:list-style-name="">
      <style:paragraph-properties fo:margin-left="0cm" fo:margin-right="0cm" fo:text-indent="0cm" style:auto-text-indent="false"/>
    </style:style>
    <style:style style:name="RemarqueFigureLegende" style:family="paragraph" style:parent-style-name="FigureLegende" style:next-style-name="Remarque" style:default-outline-level="" style:list-style-name=""/>
    <style:style style:name="RemarqueFigureNumero" style:family="paragraph" style:parent-style-name="FigureNumero" style:next-style-name="RemarqueFigureLegende"/>
    <style:style style:name="CodeCommentaireMarge" style:family="paragraph" style:parent-style-name="Remarque">
      <style:paragraph-properties fo:margin-left="0cm" fo:margin-right="0cm" fo:margin-top="0cm" fo:margin-bottom="0cm" style:contextual-spacing="false" fo:text-indent="0.002cm" style:auto-text-indent="false"/>
    </style:style>
    <style:style style:name="ListeANumero" style:family="paragraph" style:parent-style-name="TexteCourant">
      <style:paragraph-properties fo:margin-left="1cm" fo:margin-right="0cm" fo:margin-top="0.101cm" fo:margin-bottom="0cm" style:contextual-spacing="false" fo:text-indent="-0.63cm" style:auto-text-indent="false">
        <style:tab-stops/>
      </style:paragraph-properties>
    </style:style>
    <style:style style:name="Ancre" style:family="paragraph" style:parent-style-name="TexteCourant" style:next-style-name="TexteCourant"/>
    <style:style style:name="Footnote_20_Symbol" style:display-name="Footnote Symbol" style:family="text">
      <style:text-properties style:text-position="37% 100%" fo:font-size="8pt" style:font-size-asian="8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DansTexte" style:family="text">
      <style:text-properties fo:color="#000080" style:font-name="Courier New" fo:font-family="'Courier New'" style:font-family-generic="modern" fo:font-size="8pt" fo:language="zxx" fo:country="none" style:font-size-asian="8pt" style:language-asian="zxx" style:country-asian="none"/>
    </style:style>
    <style:style style:name="RemarquePreTitre" style:family="text">
      <style:text-properties fo:font-variant="small-caps" style:use-window-font-color="true" style:font-name="DejaVu Sans Condensed1" fo:font-family="'DejaVu Sans Condensed'" style:font-style-name="Book" style:font-family-generic="swiss" style:font-pitch="variable" fo:font-size="9pt" style:text-underline-style="none"/>
    </style:style>
    <style:style style:name="URL" style:family="text">
      <style:text-properties style:font-name="Arial" fo:font-family="Arial" style:font-family-generic="swiss" style:font-pitch="variable" fo:font-size="8pt" style:font-size-asian="8pt"/>
    </style:style>
    <style:style style:name="CodeExergue" style:family="text">
      <style:text-properties fo:color="#000080" style:font-name="Courier New" fo:font-family="'Courier New'" style:font-family-generic="modern" fo:font-size="8pt" fo:language="zxx" fo:country="none" fo:font-weight="bold" style:font-weight-asian="bold"/>
    </style:style>
    <style:style style:name="CodeCommentaire" style:family="text">
      <style:text-properties fo:color="#808080" style:font-name="Courier New" fo:font-family="'Courier New'" style:font-family-generic="modern" fo:font-size="8pt"/>
    </style:style>
    <style:style style:name="Menu" style:family="text">
      <style:text-properties fo:color="#5c8526" style:font-name="Tahoma" fo:font-family="Tahoma" style:font-style-name="Italique gras" style:font-family-generic="swiss" style:font-pitch="variable" fo:font-size="7pt" fo:language="fr" fo:country="FR" fo:font-style="normal" fo:font-weight="bold"/>
    </style:style>
    <style:style style:name="Numero" style:family="text">
      <style:text-properties style:font-name="Arial1" fo:font-family="Arial" style:font-style-name="Gras" style:font-family-generic="swiss" style:font-pitch="variable" fo:font-size="8pt" fo:font-weight="bold" fo:background-color="transparent"/>
    </style:style>
    <style:style style:name="Hidden" style:family="text">
      <style:text-properties fo:color="#008080" style:font-name="Arial Narrow" fo:font-family="'Arial Narrow'" style:font-family-generic="swiss" style:font-pitch="variable" fo:font-size="7pt" fo:background-color="transparent"/>
    </style:style>
    <style:style style:name="Warning" style:family="text">
      <style:text-properties fo:color="#ff0000"/>
    </style:style>
    <style:style style:name="Symbol" style:family="text">
      <style:text-properties style:font-name="Symbol" fo:font-family="Symbol" style:font-style-name="Normal" style:font-family-generic="roman" style:font-pitch="variable" style:font-charset="x-symbol" fo:font-size="9pt"/>
    </style:style>
    <style:style style:name="WingDings" style:family="text">
      <style:text-properties style:font-name="Wingdings" fo:font-family="Wingdings" style:font-style-name="Normal" style:font-pitch="variable" style:font-charset="x-symbol" fo:font-size="9pt"/>
    </style:style>
    <style:style style:name="PuceCode" style:family="text">
      <style:text-properties fo:color="#ffffff" style:font-name="Arial1" fo:font-family="Arial" style:font-style-name="Gras" style:font-family-generic="swiss" style:font-pitch="variable" fo:font-size="8pt" fo:font-weight="bold" fo:background-color="#b8004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CadreSimple" style:family="graphic" style:parent-style-name="Frame">
      <style:graphic-properties svg:width="5.8cm" fo:min-height="1.199cm" text:anchor-type="paragraph" svg:x="2.701cm" svg:y="0cm" fo:margin-top="0.199cm" fo:margin-bottom="0cm" style:wrap="none" style:vertical-pos="top" style:vertical-rel="paragraph-content" style:horizontal-pos="from-left" style:horizontal-rel="page-content" fo:background-color="transparent" style:background-transparency="100%" fo:padding-left="0cm" fo:padding-right="0cm" fo:padding-top="0.071cm" fo:padding-bottom="0.071cm" fo:border-left="none" fo:border-right="none" fo:border-top="0.99pt solid #808080" fo:border-bottom="0.99pt solid #808080">
        <style:background-image/>
        <style:columns fo:column-count="1" fo:column-gap="0cm"/>
      </style:graphic-properties>
    </style:style>
    <style:style style:name="CadrePrincipale" style:family="graphic" style:parent-style-name="Frame">
      <style:graphic-properties svg:width="11.201cm" fo:min-height="2cm" text:anchor-type="paragraph" svg:x="0cm" svg:y="0cm" fo:margin-top="0.4cm" fo:margin-bottom="0cm" style:wrap="none" style:vertical-pos="top" style:vertical-rel="paragraph-content" style:horizontal-pos="left" style:horizontal-rel="paragraph" fo:padding="0.15cm" fo:border="0.06pt solid #808080">
        <style:columns fo:column-count="1" fo:column-gap="0cm"/>
      </style:graphic-properties>
    </style:style>
    <style:style style:name="CadreEncadre" style:family="graphic" style:parent-style-name="CadreSimple">
      <style:graphic-properties svg:width="5.8cm" fo:min-height="1.199cm" text:anchor-type="paragraph" fo:margin-left="0cm" fo:margin-right="0cm" style:wrap="none" fo:padding="0.15cm" fo:border="0.99pt solid #808080"/>
    </style:style>
    <style:style style:name="CadrePleinePage" style:family="graphic" style:parent-style-name="CadrePrincipale">
      <style:graphic-properties svg:width="17.799cm" fo:min-height="4.001cm" text:anchor-type="paragraph" fo:margin-top="0.25cm" fo:margin-bottom="0.25cm" fo:background-color="transparent" style:background-transparency="100%" fo:padding-left="0cm" fo:padding-right="0cm" fo:padding-top="0.15cm" fo:padding-bottom="0.15cm" fo:border="0.06pt solid #808080">
        <style:background-image/>
        <style:columns fo:column-count="2" fo:column-gap="0.6cm">
          <style:column style:rel-width="32767*" fo:start-indent="0cm" fo:end-indent="0.3cm"/>
          <style:column style:rel-width="32768*" fo:start-indent="0.3cm" fo:end-indent="0cm"/>
        </style:columns>
      </style:graphic-properties>
    </style:style>
    <style:style style:name="CadreInLine" style:family="graphic" style:parent-style-name="Frame">
      <style:graphic-properties svg:width="2cm" fo:min-height="0.3cm" text:anchor-type="paragraph" svg:y="0cm" fo:margin-left="0.101cm" fo:margin-right="0.101cm" style:vertical-pos="top" style:vertical-rel="paragraph-content" fo:background-color="transparent" style:background-transparency="100%">
        <style:background-image/>
        <style:columns fo:column-count="1" fo:column-gap="0cm"/>
      </style:graphic-properties>
    </style:style>
    <style:style style:name="CadreEncadreMarge" style:family="graphic" style:parent-style-name="CadreEncadre">
      <style:graphic-properties svg:width="5.8cm" fo:min-height="1.199cm" text:anchor-type="paragraph" svg:x="2.701cm" style:wrap="left" style:number-wrapped-paragraphs="1" style:wrap-contour="false" style:horizontal-pos="right" style:horizontal-rel="page-content" fo:background-color="transparent" style:background-transparency="100%" fo:padding="0.049cm" fo:border="0.99pt solid #808080">
        <style:background-image/>
        <style:columns fo:column-count="1" fo:column-gap="0cm"/>
      </style:graphic-properties>
    </style:style>
    <style:style style:name="CadreSimpleMarge" style:family="graphic" style:parent-style-name="CadreSimple">
      <style:graphic-properties svg:width="5.8cm" fo:min-height="1.199cm" text:anchor-type="paragraph" svg:x="2.701cm" style:wrap="left" style:number-wrapped-paragraphs="1" style:wrap-contour="false" style:horizontal-pos="right" style:horizontal-rel="page-content"/>
    </style:style>
    <style:style style:name="Figure" style:family="graphic" style:parent-style-name="CadreEncadre">
      <style:graphic-properties svg:width="11.201cm" fo:min-height="2cm" text:anchor-type="paragraph" svg:x="0cm" svg:y="0cm" fo:margin-left="0cm" fo:margin-right="0cm" fo:margin-top="0.4cm" fo:margin-bottom="0cm" style:wrap="none" style:vertical-pos="top" style:vertical-rel="paragraph-content" style:horizontal-pos="left" style:horizontal-rel="paragraph"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gt;">
        <style:list-level-properties text:min-label-width="0.4cm"/>
        <style:text-properties style:font-name="Arial Narrow"/>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4cm"/>
        <style:text-properties style:font-name="Arial Narrow"/>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NumList1" text:consecutive-numbering="true">
      <text:list-level-style-number text:level="1" style:num-suffix="." style:num-format="1">
        <style:list-level-properties text:space-before="0.651cm" text:min-label-width="0.63cm"/>
      </text:list-level-style-number>
      <text:list-level-style-number text:level="2" style:num-suffix="." style:num-format="a" style:num-letter-sync="true">
        <style:list-level-properties text:space-before="1.3cm" text:min-label-width="0.635cm"/>
      </text:list-level-style-number>
      <text:list-level-style-number text:level="3" style:num-suffix="." style:num-format="i">
        <style:list-level-properties text:space-before="2cm" text:min-label-width="0.318cm" fo:text-align="end"/>
      </text:list-level-style-number>
      <text:list-level-style-number text:level="4" style:num-suffix="." style:num-format="1">
        <style:list-level-properties text:space-before="2.649cm" text:min-label-width="0.635cm"/>
      </text:list-level-style-number>
      <text:list-level-style-number text:level="5" style:num-suffix="." style:num-format="a" style:num-letter-sync="true">
        <style:list-level-properties text:space-before="3.3cm" text:min-label-width="0.635cm"/>
      </text:list-level-style-number>
      <text:list-level-style-number text:level="6" style:num-suffix="." style:num-format="i">
        <style:list-level-properties text:space-before="4cm" text:min-label-width="0.318cm" fo:text-align="end"/>
      </text:list-level-style-number>
      <text:list-level-style-number text:level="7" style:num-suffix="." style:num-format="1">
        <style:list-level-properties text:space-before="4.65cm" text:min-label-width="0.635cm"/>
      </text:list-level-style-number>
      <text:list-level-style-number text:level="8" style:num-suffix="." style:num-format="a" style:num-letter-sync="true">
        <style:list-level-properties text:space-before="5.3cm" text:min-label-width="0.635cm"/>
      </text:list-level-style-number>
      <text:list-level-style-number text:level="9" style:num-suffix="." style:num-format="i">
        <style:list-level-properties text:space-before="0.007cm" text:min-label-width="0.318cm" fo:text-align="end"/>
      </text:list-level-style-number>
      <text:list-level-style-number text:level="10" style:num-suffix="." style:num-format="1">
        <style:list-level-properties text:space-before="7.65cm" text:min-label-width="0.499cm"/>
      </text:list-level-style-number>
    </text:list-style>
    <text:list-style style:name="NumList2" text:consecutive-numbering="true">
      <text:list-level-style-number text:level="1" style:num-suffix="." style:num-format="1">
        <style:list-level-properties text:min-label-width="0.63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1.501cm" text:min-label-width="0.63cm"/>
      </text:list-level-style-number>
      <text:list-level-style-number text:level="2" style:num-suffix="." style:num-format="a" style:num-letter-sync="true">
        <style:list-level-properties text:space-before="3.406cm" text:min-label-width="0.635cm"/>
      </text:list-level-style-number>
      <text:list-level-style-number text:level="3" style:num-suffix="." style:num-format="i">
        <style:list-level-properties text:space-before="4.993cm" text:min-label-width="0.318cm" fo:text-align="end"/>
      </text:list-level-style-number>
      <text:list-level-style-number text:level="4" style:num-suffix="." style:num-format="1">
        <style:list-level-properties text:space-before="5.946cm" text:min-label-width="0.635cm"/>
      </text:list-level-style-number>
      <text:list-level-style-number text:level="5" style:num-suffix="." style:num-format="a" style:num-letter-sync="true">
        <style:list-level-properties text:space-before="7.216cm" text:min-label-width="0.635cm"/>
      </text:list-level-style-number>
      <text:list-level-style-number text:level="6" style:num-suffix="." style:num-format="i">
        <style:list-level-properties text:space-before="8.803cm" text:min-label-width="0.318cm" fo:text-align="end"/>
      </text:list-level-style-number>
      <text:list-level-style-number text:level="7" style:num-suffix="." style:num-format="1">
        <style:list-level-properties text:space-before="9.756cm" text:min-label-width="0.635cm"/>
      </text:list-level-style-number>
      <text:list-level-style-number text:level="8" style:num-suffix="." style:num-format="a" style:num-letter-sync="true">
        <style:list-level-properties text:space-before="11.026cm" text:min-label-width="0.635cm"/>
      </text:list-level-style-number>
      <text:list-level-style-number text:level="9" style:num-suffix="." style:num-format="i">
        <style:list-level-properties text:space-before="12.613cm" text:min-label-width="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margin-top="0cm" fo:margin-bottom="0.3cm" style:contextual-spacing="false" fo:text-align="start" style:justify-single-word="false" fo:text-indent="0cm" style:auto-text-indent="false" style:page-number="auto">
        <style:tab-stops>
          <style:tab-stop style:position="1.374cm" style:type="right" style:leader-style="solid" style:leader-text="_"/>
          <style:tab-stop style:position="13.653cm"/>
        </style:tab-stops>
      </style:paragraph-properties>
    </style:style>
    <style:style style:name="MT1" style:family="text"/>
    <style:page-layout style:name="Mpm1" style:page-usage="mirrored">
      <style:page-layout-properties fo:page-width="21.001cm" fo:page-height="29.7cm" style:num-format="1" style:print-orientation="portrait" fo:margin-top="3.75cm" fo:margin-bottom="4.701cm" fo:margin-left="1.6cm" fo:margin-right="1.6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style:dynamic-spacing="false"/>
      </style:header-style>
      <style:footer-style/>
    </style:page-layout>
    <style:page-layout style:name="Mpm2">
      <style:page-layout-properties fo:page-width="21.001cm" fo:page-height="29.699cm" style:num-format="1" style:print-orientation="portrait" fo:margin-top="1cm" fo:margin-bottom="1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3.6cm" fo:margin-right="3.6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uteurs/Titre – Chapitre X<text:tab/>page <text:page-number text:select-page="current"/> de <text:span text:style-name="Page_20_Number"><text:page-count style:num-format="1">7</text:page-count></text:span><text:span text:style-name="Page_20_Number"> </text:span></text:p>
      </style:header>
    </style:master-page>
    <style:master-page style:name="HTML" style:page-layout-name="Mpm2"/>
    <style:master-page style:name="Endnote" style:page-layout-name="Mpm3"/>
    <style:master-page style:name="PageEyrolles15-20" style:page-layout-name="Mpm4">
      <style:header>
        <text:p text:style-name="Header_20_right"><text:chapter text:display="number" text:outline-level="1"/><text:chapter text:display="name" text:outline-level="1">Mode d’emploi du modèle .ott(Collection blanche, collection noire, Architecte logiciel)</text:chapter></text:p>
      </style:header>
      <style:header-left>
        <text:p text:style-name="Header_20_left"><text:title>Eyrolles Accès Libre, Sans Taboo, Cahiers du programmeur/Admin</text:title></text:p>
      </style:header-left>
      <style:footer>
        <text:p text:style-name="Footer_20_right"><text:page-number text:select-page="current">7</text:page-number></text:p>
      </style:footer>
      <style:footer-left>
        <text:p text:style-name="Footer_20_left"><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dc:title>Eyrolles Accès Libre, Sans Taboo, Cahiers du programmeur/Admin</dc:title>
    <meta:creation-date>2014-04-06T20:14:58.376904000</meta:creation-date>
    <dc:language>en-US</dc:language>
    <meta:editing-cycles>1</meta:editing-cycles>
    <meta:editing-duration>P0D</meta:editing-duration>
    <meta:document-statistic meta:table-count="1" meta:image-count="0" meta:object-count="0" meta:page-count="7" meta:paragraph-count="143" meta:word-count="1658" meta:character-count="10290" meta:non-whitespace-character-count="8743"/>
    <meta:user-defined meta:name="Info 1"/>
    <meta:user-defined meta:name="Info 2"/>
    <meta:user-defined meta:name="Info 3"/>
    <meta:user-defined meta:name="Info 4"/>
  </office:meta>
</office:document-meta>
</file>

<file path=Basic/Standard/AaMacrosPersos.xml><?xml version="1.0" encoding="utf-8"?>
<!DOCTYPE module  PUBLIC '-//OpenOffice.org//DTD OfficeDocument 1.0//EN'  'module.dtd'>
<script:module xmlns:script="http://openoffice.org/2000/script" script:name="AaMacrosPersos" script:language="StarBasic">Sub AaMacrosPersos

Rem 
Rem Sub AltFTavecNumeros()
Rem     Selection.Style = ActiveDocument.Styles("Figure")
Rem     Selection.TypeParagraph
Rem     Selection.Style = ActiveDocument.Styles("Légende")
Rem     
Rem     Selection.TypeText ("Figure ")
Rem     
Rem WordBasic.Insertfield Field:="styleref NuméroChapitre"
Rem Selection.TypeText "–"
Rem WordBasic.Insertfield Field:="autonum"
Rem WordBasic.Insert " "
Rem WordBasic.EndOfLine
Rem 
Rem     Selection.MoveLeft Unit:=wdWord, Count:=2, Extend:=wdExtend
Rem     Selection.Fields.Update
Rem     Selection.MoveRight Unit:=wdCharacter, Count:=1
Rem End Sub
Rem Sub AAccentue()
Rem     Selection.TypeText Text:="À"
Rem End Sub
Rem Sub EAccentue()
Rem     Selection.TypeText Text:="É"
Rem End Sub
Rem Sub MarquerEntreeIndex()
Rem Dim EntreeIndex As String
Rem 
Rem 'ActiveWindow.ActivePane.View.ShowAll = True
Rem 
Rem 'sélectionner le mot courant si aucune sélection
Rem If Selection.Type = wdSelectionIP Then
Rem     Selection.MoveLeft Unit:=wdWord, Count:=1
Rem     Selection.MoveRight Unit:=wdWord, Count:=1, Extend:=wdExtend
Rem End If
Rem 
Rem 'enlever les espaces de début et fin
Rem EntreeIndex = Trim(Selection)
Rem     If Mid(EntreeIndex, 2, 1) = "’" Then 'ôte les débuts de mot avec apostrophe
Rem     EntreeIndex = Mid(EntreeIndex, 3)
Rem     End If
Rem 'marquer l'entrée
Rem ActiveDocument.Indexes.MarkEntry Range:=Selection.Range, Entry:=EntreeIndex
Rem 'se positionner en fin d'entrée
Rem     Selection.MoveRight Unit:=wdCharacter, Count:=1
Rem     Selection.MoveRight Unit:=wdWord, Count:=1, Extend:=wdExtend
Rem     Selection.MoveRight Unit:=wdCharacter, Count:=1
Rem     Selection.MoveLeft Unit:=wdCharacter, Count:=1
Rem End Sub
Rem Sub GuillemetsOnOff()
Rem     With Options
Rem         .AutoFormatAsYouTypeReplaceQuotes = Not .AutoFormatAsYouTypeReplaceQuotes
Rem     End With
Rem End Sub
Rem Sub AltFT()
Rem     Selection.Style = ActiveDocument.Styles("Figure")
Rem     Selection.TypeParagraph
Rem     Selection.Style = ActiveDocument.Styles("Légende")
Rem     
Rem End Sub
Rem 
Rem 
End Sub</script:module>
</file>

<file path=Basic/Standard/ThisDocument.xml><?xml version="1.0" encoding="utf-8"?>
<!DOCTYPE module  PUBLIC '-//OpenOffice.org//DTD OfficeDocument 1.0//EN'  'module.dtd'>
<script:module xmlns:script="http://openoffice.org/2000/script" script:name="ThisDocument" script:language="StarBasic">Sub ThisDocument

Rem Private Sub Document_Close()
Rem 
Rem End Sub
Rem 
Rem Private Sub Document_New()
Rem 
Rem End Sub
Rem 
Rem Private Sub Document_Open()
Rem 
Rem End Sub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AaMacrosPers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